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officeooo:rsid="00139bc3" officeooo:paragraph-rsid="00139bc3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DejaVu Sans" fo:font-weight="bold" officeooo:rsid="00139bc3" officeooo:paragraph-rsid="0013d519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139bc3" officeooo:paragraph-rsid="0013d519" style:font-weight-asian="bold" style:font-weight-complex="bold"/>
    </style:style>
    <style:style style:name="P5" style:family="paragraph" style:parent-style-name="Standard">
      <style:text-properties style:font-name="DejaVu Sans" style:text-underline-style="solid" style:text-underline-width="auto" style:text-underline-color="font-color" fo:font-weight="bold" officeooo:rsid="0013d519" officeooo:paragraph-rsid="0013d519" style:font-weight-asian="bold" style:font-weight-complex="bold"/>
    </style:style>
    <style:style style:name="P6" style:family="paragraph" style:parent-style-name="Standard">
      <style:text-properties style:font-name="DejaVu Sans" officeooo:rsid="0014b2cb" officeooo:paragraph-rsid="0014b2cb"/>
    </style:style>
    <style:style style:name="P7" style:family="paragraph" style:parent-style-name="Standard">
      <style:text-properties style:font-name="DejaVu Sans" fo:font-style="normal" style:text-underline-style="solid" style:text-underline-width="auto" style:text-underline-color="font-color" fo:font-weight="bold" officeooo:rsid="0014b2cb" officeooo:paragraph-rsid="0014b2cb" style:font-style-asian="normal" style:font-weight-asian="bold" style:font-style-complex="normal" style:font-weight-complex="bold"/>
    </style:style>
    <style:style style:name="T1" style:family="text">
      <style:text-properties officeooo:rsid="0013d5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2</text:p>
      <text:p text:style-name="P2">Customer-Product-Purchase Relations</text:p>
      <text:p text:style-name="P2">Name: Ronal Shoey George</text:p>
      <text:p text:style-name="P2">Class: S5DS</text:p>
      <text:p text:style-name="P2">Roll No. : 51</text:p>
      <text:p text:style-name="P2">Date: 22/07/2024</text:p>
      <text:p text:style-name="P2"/>
      <text:p text:style-name="P1"/>
      <text:p text:style-name="P1">create table PURCHASE(order_no varchar(15) not null primary key, cust_no varchar(15) NOT NULL , prod_no varchar(15) NOT NULL, quantity INT NOT NULL, orderdate date,foreign key(cust_no) references CUSTOMER(cust_no),foreign key(prod_no) references PRODUCT(product_no));</text:p>
      <text:p text:style-name="P1"/>
      <text:p text:style-name="P1">create table CUSTOMER(cust_no varchar(15) not null primary key, name varchar(15) not null,age int not null, city varchar(15) not null, pincode int not null, state varchar(15) not null);</text:p>
      <text:p text:style-name="P1"/>
      <text:p text:style-name="P1">create table PRODUCT(product_no varchar(15) not null primary key, description varchar(15) not null,company varchar(15) not null, price int not null);</text:p>
      <text:p text:style-name="P1"/>
      <text:p text:style-name="P1">create table SUPPLIER(s_no varchar(15) not null primary key, sname varchar(15) not null,age int not null, city varchar(15) not null);</text:p>
      <text:p text:style-name="P1"/>
      <text:p text:style-name="P1">INSERT INTO CUSTOMER VALUES('C00001','Ivan Bayross',35,'Bombay',400054,'Maharashtra') ;</text:p>
      <text:p text:style-name="P1"/>
      <text:p text:style-name="P1">INSERT INTO CUSTOMER VALUES('C00002','Vandana Saitwal',35,'Madras',780001,'Tamil Nadu');</text:p>
      <text:p text:style-name="P1"/>
      <text:p text:style-name="P1">INSERT INTO CUSTOMER VALUES('C00003','Pramada Jaguste',55,'Bombay',400057,'Maharashtra');</text:p>
      <text:p text:style-name="P1"/>
      <text:p text:style-name="P1">INSERT INTO CUSTOMER VALUES('C00004','Basu Navindagi',45,'Bombay',400056,'Maharashtra');</text:p>
      <text:p text:style-name="P1"/>
      <text:p text:style-name="P1">INSERT INTO CUSTOMER VALUES('C00005','Ravi Sreedharan',25,'Delhi',100001,'Delhi');</text:p>
      <text:p text:style-name="P1"/>
      <text:p text:style-name="P1">INSERT INTO CUSTOMER VALUES('C00006','Rukmini',25,'Madras',780001,'Tamil Nadu');</text:p>
      <text:p text:style-name="P1"/>
      <text:p text:style-name="P1">select * from customer;</text:p>
      <text:p text:style-name="P1"/>
      <text:p text:style-name="P1">CUST_NO <text:tab/>NAME<text:tab/><text:tab/> <text:s text:c="6"/>AGE CITY <text:tab/> <text:s text:c="5"/>PINCODE</text:p>
      <text:p text:style-name="P1">--------------- --------------- ---------- --------------- ----------</text:p>
      <text:p text:style-name="P1">STATE</text:p>
      <text:p text:style-name="P1">---------------</text:p>
      <text:p text:style-name="P1">C00001<text:tab/><text:tab/>Ivan Bayross<text:tab/><text:tab/>35 Bombay<text:tab/> <text:s text:c="6"/>400054</text:p>
      <text:p text:style-name="P1">Maharashtra</text:p>
      <text:p text:style-name="P1"/>
      <text:p text:style-name="P1">C00002<text:tab/><text:tab/>Vandana Saitwal <text:tab/>35 Madras<text:tab/> <text:s text:c="6"/>780001</text:p>
      <text:p text:style-name="P1">Tamil Nadu</text:p>
      <text:p text:style-name="P1"><text:soft-page-break/></text:p>
      <text:p text:style-name="P1">C00003<text:tab/><text:tab/>Pramada Jaguste <text:tab/>55 Bombay<text:tab/> <text:s text:c="6"/>400057</text:p>
      <text:p text:style-name="P1">Maharashtra</text:p>
      <text:p text:style-name="P1"/>
      <text:p text:style-name="P1"/>
      <text:p text:style-name="P1">CUST_NO <text:tab/>NAME<text:tab/><text:tab/> <text:s text:c="6"/>AGE CITY <text:tab/> <text:s text:c="5"/>PINCODE</text:p>
      <text:p text:style-name="P1">--------------- --------------- ---------- --------------- ----------</text:p>
      <text:p text:style-name="P1">STATE</text:p>
      <text:p text:style-name="P1">---------------</text:p>
      <text:p text:style-name="P1">C00004<text:tab/><text:tab/>Basu Navindagi<text:tab/><text:tab/>45 Bombay<text:tab/> <text:s text:c="6"/>400056</text:p>
      <text:p text:style-name="P1">Maharashtra</text:p>
      <text:p text:style-name="P1"/>
      <text:p text:style-name="P1">C00005<text:tab/><text:tab/>Ravi Sreedharan <text:tab/>25 Delhi<text:tab/><text:tab/>10001</text:p>
      <text:p text:style-name="P1">Delhi</text:p>
      <text:p text:style-name="P1"/>
      <text:p text:style-name="P1">C00006<text:tab/><text:tab/>Rukmini <text:tab/><text:tab/>25 Madras<text:tab/> <text:s text:c="6"/>780001</text:p>
      <text:p text:style-name="P1">Tamil Nadu</text:p>
      <text:p text:style-name="P1"/>
      <text:p text:style-name="P1"/>
      <text:p text:style-name="P1">6 rows selected.</text:p>
      <text:p text:style-name="P1"/>
      <text:p text:style-name="P1"/>
      <text:p text:style-name="P1">INSERT INTO SUPPLIER VALUES('S001','Ivan Bayross',35,'Bombay');</text:p>
      <text:p text:style-name="P1"/>
      <text:p text:style-name="P1">INSERT INTO SUPPLIER VALUES('S002','Nirmala Agarwal',35,'Madras');</text:p>
      <text:p text:style-name="P1"/>
      <text:p text:style-name="P1">INSERT INTO SUPPLIER VALUES('S003','Susmitha',55,'Bombay');</text:p>
      <text:p text:style-name="P1"/>
      <text:p text:style-name="P1">INSERT INTO SUPPLIER VALUES('S004','Basu Navindagi',45,'Bombay');</text:p>
      <text:p text:style-name="P1"/>
      <text:p text:style-name="P1">INSERT INTO SUPPLIER VALUES('S005','Ravi Sreedharan',25,'Delhi');</text:p>
      <text:p text:style-name="P1"/>
      <text:p text:style-name="P1">INSERT INTO SUPPLIER VALUES('S006','Nanda Gopal',25,'Madras');</text:p>
      <text:p text:style-name="P1"/>
      <text:p text:style-name="P1">select * from supplier;</text:p>
      <text:p text:style-name="P1"/>
      <text:p text:style-name="P1">S_NO<text:tab/><text:tab/>SNAME<text:tab/><text:tab/> <text:s text:c="6"/>AGE CITY</text:p>
      <text:p text:style-name="P1">--------------- --------------- ---------- ---------------</text:p>
      <text:p text:style-name="P1">S001<text:tab/><text:tab/>Ivan Bayross<text:tab/><text:tab/>35 Bombay</text:p>
      <text:p text:style-name="P1">S002<text:tab/><text:tab/>Nirmala Agarwal <text:tab/>35 Madras</text:p>
      <text:p text:style-name="P1">S003<text:tab/><text:tab/>Susmitha<text:tab/><text:tab/>55 Bombay</text:p>
      <text:p text:style-name="P1">S004<text:tab/><text:tab/>Basu Navindagi<text:tab/><text:tab/>45 Bombay</text:p>
      <text:p text:style-name="P1">S005<text:tab/><text:tab/>Ravi Sreedharan <text:tab/>25 Delhi</text:p>
      <text:p text:style-name="P1">S006<text:tab/><text:tab/>Nanda Gopal<text:tab/><text:tab/>25 Madras</text:p>
      <text:p text:style-name="P1"/>
      <text:p text:style-name="P1">6 rows selected.</text:p>
      <text:p text:style-name="P1"/>
      <text:p text:style-name="P1"/>
      <text:p text:style-name="P1">INSERT INTO PRODUCT VALUES('P0001','12W FloodLight','Wipro',5000);</text:p>
      <text:p text:style-name="P1"/>
      <text:p text:style-name="P1">INSERT INTO PRODUCT VALUES('P0002','Laptop Adapter','Dell',1560);</text:p>
      <text:p text:style-name="P1"/>
      <text:p text:style-name="P1"><text:soft-page-break/>INSERT INTO PRODUCT VALUES('P0003','Tablet','HCL',11000);</text:p>
      <text:p text:style-name="P1"/>
      <text:p text:style-name="P1">INSERT INTO PRODUCT VALUES('P0004','Garnet 50W LED','Wipro',999);</text:p>
      <text:p text:style-name="P1"/>
      <text:p text:style-name="P1">INSERT INTO PRODUCT VALUES('P0005','Laptop Charger','HCL',1690);</text:p>
      <text:p text:style-name="P1"/>
      <text:p text:style-name="P1">SELECT * FROM PRODUCT;</text:p>
      <text:p text:style-name="P1"/>
      <text:p text:style-name="P1">PRODUCT_NO<text:tab/>DESCRIPTION<text:tab/>COMPANY <text:tab/> <text:s text:c="4"/>PRICE</text:p>
      <text:p text:style-name="P1">--------------- --------------- --------------- ----------</text:p>
      <text:p text:style-name="P1">P0001<text:tab/><text:tab/>12W FloodLight<text:tab/>Wipro<text:tab/><text:tab/> <text:s text:c="5"/>5000</text:p>
      <text:p text:style-name="P1">P0002<text:tab/><text:tab/>Laptop Adapter<text:tab/>Dell<text:tab/><text:tab/> <text:s text:c="5"/>1560</text:p>
      <text:p text:style-name="P1">P0003<text:tab/><text:tab/>Tablet<text:tab/><text:tab/>HCL<text:tab/><text:tab/> <text:s text:c="4"/>11000</text:p>
      <text:p text:style-name="P1">P0004<text:tab/><text:tab/>Garnet 50W LED<text:tab/>Wipro<text:tab/><text:tab/> <text:s text:c="6"/>999</text:p>
      <text:p text:style-name="P1">P0005<text:tab/><text:tab/>Laptop Charger<text:tab/>HCL<text:tab/><text:tab/> <text:s text:c="5"/>1690</text:p>
      <text:p text:style-name="P1"/>
      <text:p text:style-name="P1"/>
      <text:p text:style-name="P1">INSERT INTO PURCHASE VALUES('O00001','C00002','P0003',2,'20-JAN-16');</text:p>
      <text:p text:style-name="P1"/>
      <text:p text:style-name="P1">INSERT INTO PURCHASE VALUES('O00002','C00003','P0002',1,'27-JAN-16');</text:p>
      <text:p text:style-name="P1"/>
      <text:p text:style-name="P1">INSERT INTO PURCHASE VALUES('O00003','C00006','P0001',3,'20-FEB-16');</text:p>
      <text:p text:style-name="P1"/>
      <text:p text:style-name="P1">INSERT INTO PURCHASE VALUES('O00004','C00003','P0005',4,'07-APR-16');</text:p>
      <text:p text:style-name="P1"/>
      <text:p text:style-name="P1">INSERT INTO PURCHASE VALUES('O00005','C00004','P0002',2,'22-MAY-16');</text:p>
      <text:p text:style-name="P1"/>
      <text:p text:style-name="P1">INSERT INTO PURCHASE VALUES('O00006','C00005','P0004',1,'26-MAY-16');</text:p>
      <text:p text:style-name="P1"/>
      <text:p text:style-name="P1">SELECT * FROM PURCHASE;</text:p>
      <text:p text:style-name="P1"/>
      <text:p text:style-name="P1">ORDER_NO<text:tab/>CUST_NO <text:tab/>PROD_NO <text:tab/> <text:s/>QUANTITY ORDERDATE</text:p>
      <text:p text:style-name="P1">--------------- --------------- --------------- ---------- ------------------</text:p>
      <text:p text:style-name="P1">O00001<text:tab/><text:tab/>C00002<text:tab/><text:tab/>P0003<text:tab/><text:tab/><text:tab/> 2 20-JAN-16</text:p>
      <text:p text:style-name="P1">O00002<text:tab/><text:tab/>C00003<text:tab/><text:tab/>P0002<text:tab/><text:tab/><text:tab/> 1 27-JAN-16</text:p>
      <text:p text:style-name="P1">O00003<text:tab/><text:tab/>C00006<text:tab/><text:tab/>P0001<text:tab/><text:tab/><text:tab/> 3 20-FEB-16</text:p>
      <text:p text:style-name="P1">O00004<text:tab/><text:tab/>C00003<text:tab/><text:tab/>P0005<text:tab/><text:tab/><text:tab/> 4 07-APR-16</text:p>
      <text:p text:style-name="P1">O00005<text:tab/><text:tab/>C00004<text:tab/><text:tab/>P0002<text:tab/><text:tab/><text:tab/> 2 22-MAY-16</text:p>
      <text:p text:style-name="P1">O00006<text:tab/><text:tab/>C00005<text:tab/><text:tab/>P0004<text:tab/><text:tab/><text:tab/> 1 26-MAY-16</text:p>
      <text:p text:style-name="P1"/>
      <text:p text:style-name="P1">6 rows selected.</text:p>
      <text:p text:style-name="P1"/>
      <text:p text:style-name="P1"/>
      <text:p text:style-name="P1">1. SQL&gt; Select Name from CUSTOMER where city='Madras';</text:p>
      <text:p text:style-name="P1"/>
      <text:p text:style-name="P1">NAME</text:p>
      <text:p text:style-name="P1">---------------</text:p>
      <text:p text:style-name="P1">Vandana Saitwal</text:p>
      <text:p text:style-name="P1">Rukmini</text:p>
      <text:p text:style-name="P1"/>
      <text:p text:style-name="P1">2. SQL&gt; select cust_no from PURCHASE where orderdate LIKE '___JAN___';</text:p>
      <text:p text:style-name="P1"/>
      <text:p text:style-name="P1"><text:soft-page-break/>CUST_NO</text:p>
      <text:p text:style-name="P1">---------------</text:p>
      <text:p text:style-name="P1">C00002</text:p>
      <text:p text:style-name="P1">C00003</text:p>
      <text:p text:style-name="P1"/>
      <text:p text:style-name="P1">3. SQL&gt; select company from PRODUCT where price &gt; 5000;</text:p>
      <text:p text:style-name="P1"/>
      <text:p text:style-name="P1">COMPANY</text:p>
      <text:p text:style-name="P1">---------------</text:p>
      <text:p text:style-name="P1">HCL</text:p>
      <text:p text:style-name="P1"/>
      <text:p text:style-name="P1">4. SQL&gt; <text:s/>select name from customer where name not like 'R%';</text:p>
      <text:p text:style-name="P1"/>
      <text:p text:style-name="P1">NAME</text:p>
      <text:p text:style-name="P1">---------------</text:p>
      <text:p text:style-name="P1">Ivan Bayross</text:p>
      <text:p text:style-name="P1">Vandana Saitwal</text:p>
      <text:p text:style-name="P1">Pramada Jaguste</text:p>
      <text:p text:style-name="P1">Basu Navindagi</text:p>
      <text:p text:style-name="P1"/>
      <text:p text:style-name="P1">5. SQL&gt; ALTER TABLE CUSTOMER ADD email VARCHAR(20);</text:p>
      <text:p text:style-name="P1"/>
      <text:p text:style-name="P1">6. select name,age from CUSTOMER where STATE='Maharashtra' and age&gt;40;</text:p>
      <text:p text:style-name="P1"/>
      <text:p text:style-name="P1">NAME<text:tab/><text:tab/> <text:s text:c="6"/>AGE</text:p>
      <text:p text:style-name="P1">--------------- ----------</text:p>
      <text:p text:style-name="P1">Pramada Jaguste <text:tab/>55</text:p>
      <text:p text:style-name="P1">Basu Navindagi<text:tab/><text:tab/>45</text:p>
      <text:p text:style-name="P1"/>
      <text:p text:style-name="P1">7. select company,price from PRODUCT order by price ;</text:p>
      <text:p text:style-name="P1"/>
      <text:p text:style-name="P1">COMPANY <text:tab/> <text:s text:c="4"/>PRICE</text:p>
      <text:p text:style-name="P1">--------------- ----------</text:p>
      <text:p text:style-name="P1">Wipro<text:tab/><text:tab/> <text:s text:c="6"/>999</text:p>
      <text:p text:style-name="P1">Dell<text:tab/><text:tab/> <text:s text:c="5"/>1560</text:p>
      <text:p text:style-name="P1">HCL<text:tab/><text:tab/> <text:s text:c="5"/>1690</text:p>
      <text:p text:style-name="P1">Wipro<text:tab/><text:tab/> <text:s text:c="5"/>5000</text:p>
      <text:p text:style-name="P1">HCL<text:tab/><text:tab/> <text:s text:c="4"/>11000</text:p>
      <text:p text:style-name="P1"/>
      <text:p text:style-name="P1">8. select avg(age) from customer;</text:p>
      <text:p text:style-name="P1"/>
      <text:p text:style-name="P1"><text:s text:c="2"/>AVG(AGE)</text:p>
      <text:p text:style-name="P1">----------e table </text:p>
      <text:p text:style-name="P1">36.6666667</text:p>
      <text:p text:style-name="P1"/>
      <text:p text:style-name="P1">9. select city,state from customer where STATE in ('Maharashtra','Tamil Nadu');</text:p>
      <text:p text:style-name="P1"/>
      <text:p text:style-name="P1"/>
      <text:p text:style-name="P1">CITY<text:tab/><text:tab/>STATE</text:p>
      <text:p text:style-name="P1">--------------- ---------------</text:p>
      <text:p text:style-name="P1">Bombay<text:tab/><text:tab/>Maharashtra</text:p>
      <text:p text:style-name="P1">Madras<text:tab/><text:tab/>Tamil Nadu</text:p>
      <text:p text:style-name="P1"><text:soft-page-break/>Bombay<text:tab/><text:tab/>Maharashtra</text:p>
      <text:p text:style-name="P1">Bombay<text:tab/><text:tab/>Maharashtra</text:p>
      <text:p text:style-name="P1">Madras<text:tab/><text:tab/>Tamil Nadu</text:p>
      <text:p text:style-name="P1"/>
      <text:p text:style-name="P1">10. select avg(price) from PRODUCT;</text:p>
      <text:p text:style-name="P1"/>
      <text:p text:style-name="P1">AVG(PRICE)</text:p>
      <text:p text:style-name="P1">----------</text:p>
      <text:p text:style-name="P1"><text:s text:c="4"/>4049.8</text:p>
      <text:p text:style-name="P1"/>
      <text:p text:style-name="P1"/>
      <text:p text:style-name="P1">11. select cust_no,quantity from PURCHASE order by quantity;</text:p>
      <text:p text:style-name="P1"/>
      <text:p text:style-name="P1">CUST_NO <text:tab/> <text:s/>QUANTITY</text:p>
      <text:p text:style-name="P1">--------------- ----------</text:p>
      <text:p text:style-name="P1">C00003<text:tab/><text:tab/><text:tab/> 1</text:p>
      <text:p text:style-name="P1">C00005<text:tab/><text:tab/><text:tab/> 1</text:p>
      <text:p text:style-name="P1">C00002<text:tab/><text:tab/><text:tab/> 2</text:p>
      <text:p text:style-name="P1">C00004<text:tab/><text:tab/><text:tab/> 2</text:p>
      <text:p text:style-name="P1">C00006<text:tab/><text:tab/><text:tab/> 3</text:p>
      <text:p text:style-name="P1">C00003<text:tab/><text:tab/><text:tab/> 4</text:p>
      <text:p text:style-name="P1"/>
      <text:p text:style-name="P1">12. update PURCHASE set prod_no='P0008' where cust_no='C00003';</text:p>
      <text:p text:style-name="P1"/>
      <text:p text:style-name="P1">2 rows updated.</text:p>
      <text:p text:style-name="P1"/>
      <text:p text:style-name="P1"/>
      <text:p text:style-name="P1">13. select count(*) from customer where city='Delhi';</text:p>
      <text:p text:style-name="P1"/>
      <text:p text:style-name="P1"><text:s text:c="2"/>COUNT(*)</text:p>
      <text:p text:style-name="P1">----------</text:p>
      <text:p text:style-name="P1"><text:tab/> 1</text:p>
      <text:p text:style-name="P1"/>
      <text:p text:style-name="P1">14. select cust_no from PURCHASE where QUANTITY&gt;3;</text:p>
      <text:p text:style-name="P1"/>
      <text:p text:style-name="P1">CUST_NO</text:p>
      <text:p text:style-name="P1">---------------</text:p>
      <text:p text:style-name="P1">C00003</text:p>
      <text:p text:style-name="P1"/>
      <text:p text:style-name="P1">15. ALTER TABLE PURCHASE MODIFY orderdate VARCHAR(10);</text:p>
      <text:p text:style-name="P1"/>
      <text:p text:style-name="P1">Table altered.</text:p>
      <text:p text:style-name="P1"/>
      <text:p text:style-name="P1">16. select min(price),max(price) from PRODUCT;</text:p>
      <text:p text:style-name="P1"/>
      <text:p text:style-name="P1">MIN(PRICE) MAX(PRICE)</text:p>
      <text:p text:style-name="P1">---------- ----------</text:p>
      <text:p text:style-name="P1"><text:s text:c="7"/>999<text:tab/>11000</text:p>
      <text:p text:style-name="P1"/>
      <text:p text:style-name="P1"/>
      <text:p text:style-name="P1">17. select company,count(*) from PRODUCT where company in ('Wipro','HCL') group by company;</text:p>
      <text:p text:style-name="P1"><text:soft-page-break/></text:p>
      <text:p text:style-name="P1">COMPANY <text:tab/> <text:s/>COUNT(*)</text:p>
      <text:p text:style-name="P1">--------------- ----------</text:p>
      <text:p text:style-name="P1">Wipro<text:tab/><text:tab/><text:tab/> 2</text:p>
      <text:p text:style-name="P1">HCL<text:tab/><text:tab/><text:tab/> 2</text:p>
      <text:p text:style-name="P1"/>
      <text:p text:style-name="P1">18. select name from customer order by name;</text:p>
      <text:p text:style-name="P1"/>
      <text:p text:style-name="P1">NAME</text:p>
      <text:p text:style-name="P1">---------------</text:p>
      <text:p text:style-name="P1">Basu Navindagi</text:p>
      <text:p text:style-name="P1">Ivan Bayross</text:p>
      <text:p text:style-name="P1">Pramada Jaguste</text:p>
      <text:p text:style-name="P1">Ravi Sreedharan</text:p>
      <text:p text:style-name="P1">Rukmini</text:p>
      <text:p text:style-name="P1">Vandana Saitwal</text:p>
      <text:p text:style-name="P1"/>
      <text:p text:style-name="P1">19. select * from PURCHASE order by orderdate desc;</text:p>
      <text:p text:style-name="P1"/>
      <text:p text:style-name="P1">ORDER_NO<text:tab/>CUST_NO <text:tab/>PROD_NO <text:tab/> <text:s/>QUANTITY ORDERDATE</text:p>
      <text:p text:style-name="P1">--------------- --------------- --------------- ---------- ------------------</text:p>
      <text:p text:style-name="P1">O00006<text:tab/><text:tab/>C00005<text:tab/><text:tab/>P0004<text:tab/><text:tab/><text:tab/> 1 26-MAY-16</text:p>
      <text:p text:style-name="P1">O00005<text:tab/><text:tab/>C00004<text:tab/><text:tab/>P0002<text:tab/><text:tab/><text:tab/> 2 22-MAY-16</text:p>
      <text:p text:style-name="P1">O00004<text:tab/><text:tab/>C00003<text:tab/><text:tab/>P0005<text:tab/><text:tab/><text:tab/> 4 07-APR-16</text:p>
      <text:p text:style-name="P1">O00003<text:tab/><text:tab/>C00006<text:tab/><text:tab/>P0001<text:tab/><text:tab/><text:tab/> 3 20-FEB-16</text:p>
      <text:p text:style-name="P1">O00002<text:tab/><text:tab/>C00003<text:tab/><text:tab/>P0002<text:tab/><text:tab/><text:tab/> 1 27-JAN-16</text:p>
      <text:p text:style-name="P1">O00001<text:tab/><text:tab/>C00002<text:tab/><text:tab/>P0003<text:tab/><text:tab/><text:tab/> 2 20-JAN-16</text:p>
      <text:p text:style-name="P1"/>
      <text:p text:style-name="P1">20. DELETE FROM PRODUCT WHERE product_no = 'P0003';</text:p>
      <text:p text:style-name="P1"/>
      <text:p text:style-name="P1">1 row deleted.</text:p>
      <text:p text:style-name="P1"/>
      <text:p text:style-name="P1">21. CREATE TABLE PURCHASE_SUMMARY AS SELECT order_no, orderdate FROM PURCHASE;</text:p>
      <text:p text:style-name="P1"/>
      <text:p text:style-name="P1">Table created.</text:p>
      <text:p text:style-name="P1"/>
      <text:p text:style-name="P1">ORDER_NO<text:tab/>ORDERDATE</text:p>
      <text:p text:style-name="P1">--------------- ------------------</text:p>
      <text:p text:style-name="P1">O00001<text:tab/><text:tab/>20-JAN-16</text:p>
      <text:p text:style-name="P1">O00002<text:tab/><text:tab/>27-JAN-16</text:p>
      <text:p text:style-name="P1">O00003<text:tab/><text:tab/>20-FEB-16</text:p>
      <text:p text:style-name="P1">O00004<text:tab/><text:tab/>07-APR-16</text:p>
      <text:p text:style-name="P1">O00005<text:tab/><text:tab/>22-MAY-16</text:p>
      <text:p text:style-name="P1">O00006<text:tab/><text:tab/>26-MAY-16</text:p>
      <text:p text:style-name="P1"/>
      <text:p text:style-name="P1">22. drop table PURCHASE_SUMMARY;</text:p>
      <text:p text:style-name="P1"/>
      <text:p text:style-name="P1">Table dropped.</text:p>
      <text:p text:style-name="P1"/>
      <text:p text:style-name="P1">23. CREATE VIEW customer_view AS SELECT * FROM customer;</text:p>
      <text:p text:style-name="P1"/>
      <text:p text:style-name="P1"><text:soft-page-break/>View created.</text:p>
      <text:p text:style-name="P1"/>
      <text:p text:style-name="P1">SQL&gt; select * from customer_view;</text:p>
      <text:p text:style-name="P1"/>
      <text:p text:style-name="P1">CUST_NO <text:tab/>NAME<text:tab/><text:tab/> <text:s text:c="6"/>AGE CITY <text:tab/> <text:s text:c="5"/>PINCODE</text:p>
      <text:p text:style-name="P1">--------------- --------------- ---------- --------------- ----------</text:p>
      <text:p text:style-name="P1">STATE<text:tab/><text:tab/>EMAIL</text:p>
      <text:p text:style-name="P1">--------------- --------------------</text:p>
      <text:p text:style-name="P1">C00001<text:tab/><text:tab/>Ivan Bayross<text:tab/><text:tab/>35 Bombay<text:tab/> <text:s text:c="6"/>400054</text:p>
      <text:p text:style-name="P1">Maharashtra</text:p>
      <text:p text:style-name="P1"/>
      <text:p text:style-name="P1">C00002<text:tab/><text:tab/>Vandana Saitwal <text:tab/>35 Madras<text:tab/> <text:s text:c="6"/>780001</text:p>
      <text:p text:style-name="P1">Tamil Nadu</text:p>
      <text:p text:style-name="P1"/>
      <text:p text:style-name="P1">C00003<text:tab/><text:tab/>Pramada Jaguste <text:tab/>55 Bombay<text:tab/> <text:s text:c="6"/>400057</text:p>
      <text:p text:style-name="P1">Maharashtra</text:p>
      <text:p text:style-name="P1"/>
      <text:p text:style-name="P1"/>
      <text:p text:style-name="P1">CUST_NO <text:tab/>NAME<text:tab/><text:tab/> <text:s text:c="6"/>AGE CITY <text:tab/> <text:s text:c="5"/>PINCODE</text:p>
      <text:p text:style-name="P1">--------------- --------------- ---------- --------------- ----------</text:p>
      <text:p text:style-name="P1">STATE<text:tab/><text:tab/>EMAIL</text:p>
      <text:p text:style-name="P1">--------------- --------------------</text:p>
      <text:p text:style-name="P1">C00004<text:tab/><text:tab/>Basu Navindagi<text:tab/><text:tab/>45 Bombay<text:tab/> <text:s text:c="6"/>400056</text:p>
      <text:p text:style-name="P1">Maharashtra</text:p>
      <text:p text:style-name="P1"/>
      <text:p text:style-name="P1">C00005<text:tab/><text:tab/>Ravi Sreedharan <text:tab/>25 Delhi<text:tab/><text:tab/>10001</text:p>
      <text:p text:style-name="P1">Delhi</text:p>
      <text:p text:style-name="P1"/>
      <text:p text:style-name="P1">C00006<text:tab/><text:tab/>Rukmini <text:tab/><text:tab/>25 Madras<text:tab/> <text:s text:c="6"/>780001</text:p>
      <text:p text:style-name="P1">Tamil Nadu</text:p>
      <text:p text:style-name="P1"/>
      <text:p text:style-name="P1"/>
      <text:p text:style-name="P1">6 rows selected.</text:p>
      <text:p text:style-name="P1"/>
      <text:p text:style-name="P1"/>
      <text:p text:style-name="P1">24. select P.cust_no,count(P.cust_no),C.Name from PURCHASE P, CUSTOMER C where P.cust_no=C.cust_no group by P.cust_no,C.NAME HAVING COUNT(P.cust_no)&gt;1;</text:p>
      <text:p text:style-name="P1"/>
      <text:p text:style-name="P1">CUST_NO <text:tab/>COUNT(P.CUST_NO) NAME</text:p>
      <text:p text:style-name="P1">--------------- ---------------- ---------------</text:p>
      <text:p text:style-name="P1">C00003<text:tab/><text:tab/><text:tab/> <text:s text:c="6"/>2 Pramada Jaguste</text:p>
      <text:p text:style-name="P1"/>
      <text:p text:style-name="P1"/>
      <text:p text:style-name="P1">25. select C.CITY,P.ORDER_NO,P.CUST_NO FROM PURCHASE P JOIN CUSTOMER C ON P.CUST_NO=C.CUST_NO order BY C.CITY;</text:p>
      <text:p text:style-name="P1"/>
      <text:p text:style-name="P1">CITY<text:tab/><text:tab/>ORDER_NO<text:tab/>CUST_NO</text:p>
      <text:p text:style-name="P1">--------------- --------------- ---------------</text:p>
      <text:p text:style-name="P1">Bombay<text:tab/><text:tab/>O00002<text:tab/><text:tab/>C00003</text:p>
      <text:p text:style-name="P1">Bombay<text:tab/><text:tab/>O00005<text:tab/><text:tab/>C00004</text:p>
      <text:p text:style-name="P1">Bombay<text:tab/><text:tab/>O00004<text:tab/><text:tab/>C00003</text:p>
      <text:p text:style-name="P1"><text:soft-page-break/>Delhi<text:tab/><text:tab/>O00006<text:tab/><text:tab/>C00005</text:p>
      <text:p text:style-name="P1">Madras<text:tab/><text:tab/>O00003<text:tab/><text:tab/>C00006</text:p>
      <text:p text:style-name="P1">Madras<text:tab/><text:tab/>O00001<text:tab/><text:tab/>C00002</text:p>
      <text:p text:style-name="P1"/>
      <text:p text:style-name="P1">26. SELECT NAME FROM CUSTOMER WHERE NAME LIKE 'R%';</text:p>
      <text:p text:style-name="P1"/>
      <text:p text:style-name="P1">NAME</text:p>
      <text:p text:style-name="P1">---------------</text:p>
      <text:p text:style-name="P1">Ravi Sreedharan</text:p>
      <text:p text:style-name="P1">Rukmini</text:p>
      <text:p text:style-name="P1"/>
      <text:p text:style-name="P1">27. SELECT NAME FROM CUSTOMER UNION SELECT SNAME FROM SUPPLIER;</text:p>
      <text:p text:style-name="P1"/>
      <text:p text:style-name="P1">NAME</text:p>
      <text:p text:style-name="P1">---------------</text:p>
      <text:p text:style-name="P1">Basu Navindagi</text:p>
      <text:p text:style-name="P1">Ivan Bayross</text:p>
      <text:p text:style-name="P1">Nanda Gopal</text:p>
      <text:p text:style-name="P1">Nirmala Agarwal</text:p>
      <text:p text:style-name="P1">Pramada Jaguste</text:p>
      <text:p text:style-name="P1">Ravi Sreedharan</text:p>
      <text:p text:style-name="P1">Rukmini</text:p>
      <text:p text:style-name="P1">Susmitha</text:p>
      <text:p text:style-name="P1">Vandana Saitwal</text:p>
      <text:p text:style-name="P1"/>
      <text:p text:style-name="P1"/>
      <text:p text:style-name="P1"/>
      <text:p text:style-name="P3">EXPERIMENT <text:span text:style-name="T1">3</text:span></text:p>
      <text:p text:style-name="P4"><text:span text:style-name="T1">DEPARTMENT-EMPLOYEE </text:span>Relations</text:p>
      <text:p text:style-name="P4">Name: Ronal Shoey George</text:p>
      <text:p text:style-name="P4">Class: S5DS</text:p>
      <text:p text:style-name="P4">Roll No. : 51</text:p>
      <text:p text:style-name="P4">Date: 2<text:span text:style-name="T1">9</text:span>/07/2024</text:p>
      <text:p text:style-name="P4"/>
      <text:p text:style-name="P5">DEFINITION</text:p>
      <text:p text:style-name="P4"/>
      <text:p text:style-name="P1">CREATE TABLE DEPARTMENT( DEP_NO NUMBER(38) NOT NULL PRIMARY KEY, DEP_NAME VARCHAR2(15) NOT NULL, LOC VARCHAR2(15) NOT NULL, MGR NUMBER(38) NOT NULL, EXP_BDG NUMBER(38) NOT NULL, REV_BDG NUMBER (38) NOT NULL); </text:p>
      <text:p text:style-name="P1"/>
      <text:p text:style-name="P1">CREATE TABLE EMPLOYEE( EMPNO NUMBER(38) NOT NULL PRIMARY KEY, NAME VARCHAR2(15) NOT NULL, JOB VARCHAR2(15) NOT NULL, SALARY NUMBER(38) NOT NULL, COMM VARCHAR2(15),DEP_NO NUMBER(38), SEX VARCHAR2(6), FOREIGN KEY(DEP_NO) REFERENCES DEPARTMENT(DEP_NO) ); </text:p>
      <text:p text:style-name="P1"/>
      <text:p text:style-name="P1">CREATE TABLE DEPENDANT( PID NUMBER(38) NOT NULL PRIMARY KEY, FNAME VARCHAR2(15) NOT NULL, LNAME VARCHAR2(15) NOT NULL, PLACE VARCHAR2(15),EMPNO NUMBER(38) NOT NULL);</text:p>
      <text:p text:style-name="P1"/>
      <text:p text:style-name="P1"/>
      <text:p text:style-name="P1">INSERT INTO DEPARTMENT VALUES(60,'Shipping','Trivandrum',215,90000,0);</text:p>
      <text:p text:style-name="P1"/>
      <text:p text:style-name="P1">INSERT INTO DEPARTMENT VALUES(10,'Accounting','Cochin',200,100000,0);</text:p>
      <text:p text:style-name="P1"/>
      <text:p text:style-name="P1">INSERT INTO DEPARTMENT VALUES(30,'Research','Cochin',105,125000,0);</text:p>
      <text:p text:style-name="P1"/>
      <text:p text:style-name="P1">INSERT INTO DEPARTMENT VALUES(40,'Sales','Trichur',109,280000,8000);</text:p>
      <text:p text:style-name="P1"/>
      <text:p text:style-name="P1">INSERT INTO DEPARTMENT VALUES(50,'Manufacturing','Kottayam',210,130000,0);</text:p>
      <text:p text:style-name="P1"/>
      <text:p text:style-name="P1"/>
      <text:p text:style-name="P1">INSERT INTO EMPLOYEE VALUES (100,'Wilson','CLRK',17000,null,10,'M');</text:p>
      <text:p text:style-name="P1"/>
      <text:p text:style-name="P1">INSERT INTO EMPLOYEE VALUES (101,'Smitha','SLSM',25000,1300,40,'F');</text:p>
      <text:p text:style-name="P1"/>
      <text:p text:style-name="P1">INSERT INTO EMPLOYEE VALUES (103,'Roy','ANLST',35000,null,30,'M');</text:p>
      <text:p text:style-name="P1"/>
      <text:p text:style-name="P1">INSERT INTO EMPLOYEE VALUES (105,'Watson','MNGR',45000,0,30,'M');</text:p>
      <text:p text:style-name="P1"/>
      <text:p text:style-name="P1">INSERT INTO EMPLOYEE VALUES (109,'Alan','MNGR',30000,8000,40,'M');</text:p>
      <text:p text:style-name="P1"/>
      <text:p text:style-name="P1">INSERT INTO EMPLOYEE VALUES (110,'Tina','CLRK',18000,null,50,'F');</text:p>
      <text:p text:style-name="P1"/>
      <text:p text:style-name="P1">INSERT INTO EMPLOYEE VALUES (200,'Karthika','MNGR',29000,null,10,'F');</text:p>
      <text:p text:style-name="P1"/>
      <text:p text:style-name="P1">INSERT INTO EMPLOYEE VALUES (210,'Rita','MNGR',36500,null,50,'F');</text:p>
      <text:p text:style-name="P1"/>
      <text:p text:style-name="P1"><text:soft-page-break/>INSERT INTO EMPLOYEE VALUES (213,'Manacy','CLRK',16250,null,10,'F');</text:p>
      <text:p text:style-name="P1"/>
      <text:p text:style-name="P1">INSERT INTO EMPLOYEE VALUES (214,'Simpson','DRVR',8250,null,60,'M');</text:p>
      <text:p text:style-name="P1"/>
      <text:p text:style-name="P1">INSERT INTO EMPLOYEE VALUES (215,'Deepa','ANLST',27000,null,60,'F');</text:p>
      <text:p text:style-name="P1"/>
      <text:p text:style-name="P1">INSERT INTO EMPLOYEE VALUES (220,'Soosan','SLSM',28500,5300,60,'F');</text:p>
      <text:p text:style-name="P1"/>
      <text:p text:style-name="P1"/>
      <text:p text:style-name="P1">INSERT INTO DEPENDANT VALUES(1010,'Anu','Jose','Trivandrum',214);</text:p>
      <text:p text:style-name="P1"/>
      <text:p text:style-name="P1">INSERT INTO DEPENDANT VALUES(1020,'Neenu','Thomas','Kollam',200);</text:p>
      <text:p text:style-name="P1"/>
      <text:p text:style-name="P1">INSERT INTO DEPENDANT VALUES(1022,'Anamika','Thampi','Kollam',200);</text:p>
      <text:p text:style-name="P1"/>
      <text:p text:style-name="P1">INSERT INTO DEPENDANT VALUES(1031,'Swetha','Das','Kottayam',109);</text:p>
      <text:p text:style-name="P1"/>
      <text:p text:style-name="P1"/>
      <text:p text:style-name="P1">SQL&gt; CREATE TABLE DEPARTMENT( DEP_NO NUMBER(38) NOT NULL PRIMARY KEY, DEP_NAME VACRHAR2(15) NOT NULL, LOC VARCHAR2(15) NOT NULL, MGR NUMBER(38) NOT NULL, EXP_BDG NUMBER(38) NOT NULL, REV_BDG NUMBER (38) NOT NULL); </text:p>
      <text:p text:style-name="P1">CREATE TABLE DEPARTMENT( DEP_NO NUMBER(38) NOT NULL PRIMARY KEY, DEP_NAME VACRHAR2(15) NOT NULL, LOC VARCHAR2(15) NOT NULL, MGR NUMBER(38) NOT NULL, EXP_BDG NUMBER(38) NOT NULL, REV_BDG NUMBER (38) NOT NULL)</text:p>
      <text:p text:style-name="P1"><text:s text:c="82"/>*</text:p>
      <text:p text:style-name="P1">ERROR at line 1:</text:p>
      <text:p text:style-name="P1">ORA-00907: missing right parenthesis</text:p>
      <text:p text:style-name="P1"/>
      <text:p text:style-name="P1"/>
      <text:p text:style-name="P1">SQL&gt; CREATE TABLE DEPARTMENT( DEP_NO NUMBER(38) NOT NULL PRIMARY KEY, DEP_NAME VARCHAR2(15) NOT NULL, LOC VARCHAR2(15) NOT NULL, MGR NUMBER(38) NOT NULL, EXP_BDG NUMBER(38) NOT NULL, REV_BDG NUMBER (38) NOT NULL); </text:p>
      <text:p text:style-name="P1"/>
      <text:p text:style-name="P1">Table created.</text:p>
      <text:p text:style-name="P1"/>
      <text:p text:style-name="P1">SQL&gt; CREATE TABLE EMPLOYEE( EMPNO NUMBER(38) NOT NULL PRIMARY KEY, NAME VARCHAR2(15) NOT NULL, JOB VARCHAR2(15) NOT NULL, SALARY NUMBER(38) NOT NULL, COMM VARCHAR2(15),DEP_NO NUMBER(38), SEX VARCHAR2(6), FOREIGN KEY(DEP_NO) REFERENCES DEPARTMENT(DEP_NO) ); </text:p>
      <text:p text:style-name="P1"/>
      <text:p text:style-name="P1">Table created.</text:p>
      <text:p text:style-name="P1"/>
      <text:p text:style-name="P1">SQL&gt; CREATE TABLE DEPENDANT( PID NUMBER(38) NOT NULL PRIMARY KEY, FNAME VARCHAR2(15) NOT NULL, LNAME VARCHAR2(15) NOT NULL, PLACE VARCHAR2(15),EMPNO NUMBER(38) NOT NULL);</text:p>
      <text:p text:style-name="P1"/>
      <text:p text:style-name="P1">Table created.</text:p>
      <text:p text:style-name="P1"/>
      <text:p text:style-name="P1"><text:soft-page-break/>SQL&gt; INSERT INTO DEPARTMENT VALUES(60,'Shipping','Trivandrum',215,90000,0);</text:p>
      <text:p text:style-name="P1"/>
      <text:p text:style-name="P1">1 row created.</text:p>
      <text:p text:style-name="P1"/>
      <text:p text:style-name="P1">SQL&gt; INSERT INTO DEPARTMENT VALUES(10,'Accounting','Cochin',200,100000,0);</text:p>
      <text:p text:style-name="P1"/>
      <text:p text:style-name="P1">1 row created.</text:p>
      <text:p text:style-name="P1"/>
      <text:p text:style-name="P1">SQL&gt; INSERT INTO DEPARTMENT VALUES(30,'Research','Cochin',105,125000,0);</text:p>
      <text:p text:style-name="P1"/>
      <text:p text:style-name="P1">1 row created.</text:p>
      <text:p text:style-name="P1"/>
      <text:p text:style-name="P1">SQL&gt; INSERT INTO DEPARTMENT VALUES(40,'Sales','Trichur',109,280000,8000);</text:p>
      <text:p text:style-name="P1"/>
      <text:p text:style-name="P1">1 row created.</text:p>
      <text:p text:style-name="P1"/>
      <text:p text:style-name="P1">SQL&gt; INSERT INTO DEPARTMENT VALUES(50,'Manufacturing','Kottayam',210,130000,0);</text:p>
      <text:p text:style-name="P1"/>
      <text:p text:style-name="P1">1 row created.</text:p>
      <text:p text:style-name="P1"/>
      <text:p text:style-name="P1">SQL&gt; INSERT INTO EMPLOYEE VALUES (100,'Wilson','CLRK',17000,null,10,'M');</text:p>
      <text:p text:style-name="P1"/>
      <text:p text:style-name="P1">1 row created.</text:p>
      <text:p text:style-name="P1"/>
      <text:p text:style-name="P1">SQL&gt; INSERT INTO EMPLOYEE VALUES (101,'Smitha','SLSM',25000,1300,40,'F');</text:p>
      <text:p text:style-name="P1"/>
      <text:p text:style-name="P1">1 row created.</text:p>
      <text:p text:style-name="P1"/>
      <text:p text:style-name="P1">SQL&gt; INSERT INTO EMPLOYEE VALUES (103,'Roy','ANLST',35000,null,30,'M');</text:p>
      <text:p text:style-name="P1"/>
      <text:p text:style-name="P1">1 row created.</text:p>
      <text:p text:style-name="P1"/>
      <text:p text:style-name="P1">SQL&gt; INSERT INTO EMPLOYEE VALUES (105,'Watson','MNGR',45000,0,30,'M');</text:p>
      <text:p text:style-name="P1"/>
      <text:p text:style-name="P1">1 row created.</text:p>
      <text:p text:style-name="P1"/>
      <text:p text:style-name="P1">SQL&gt; INSERT INTO EMPLOYEE VALUES (109,'Alan','MNGR',30000,8000,40,'M');</text:p>
      <text:p text:style-name="P1"/>
      <text:p text:style-name="P1">1 row created.</text:p>
      <text:p text:style-name="P1"/>
      <text:p text:style-name="P1">SQL&gt; INSERT INTO EMPLOYEE VALUES (110,'Tina','CLRK',18000,null,50,'F');</text:p>
      <text:p text:style-name="P1"/>
      <text:p text:style-name="P1">1 row created.</text:p>
      <text:p text:style-name="P1"/>
      <text:p text:style-name="P1">SQL&gt; INSERT INTO EMPLOYEE VALUES (200,'Karthika','MNGR',29000,null,10,'F');</text:p>
      <text:p text:style-name="P1"/>
      <text:p text:style-name="P1">1 row created.</text:p>
      <text:p text:style-name="P1"/>
      <text:p text:style-name="P1">SQL&gt; INSERT INTO EMPLOYEE VALUES (210,'Rita','MNGR',36500,null,50,'F');</text:p>
      <text:p text:style-name="P1"><text:soft-page-break/></text:p>
      <text:p text:style-name="P1">1 row created.</text:p>
      <text:p text:style-name="P1"/>
      <text:p text:style-name="P1">SQL&gt; INSERT INTO EMPLOYEE VALUES (213,'Manacy','CLRK',16250,null,10,'F');</text:p>
      <text:p text:style-name="P1"/>
      <text:p text:style-name="P1">1 row created.</text:p>
      <text:p text:style-name="P1"/>
      <text:p text:style-name="P1">SQL&gt; INSERT INTO EMPLOYEE VALUES (214,'Simpson','DRVR',8250,null,60,'M');</text:p>
      <text:p text:style-name="P1"/>
      <text:p text:style-name="P1">1 row created.</text:p>
      <text:p text:style-name="P1"/>
      <text:p text:style-name="P1">SQL&gt; INSERT INTO EMPLOYEE VALUES (215,'Deepa','ANLST',27000,null,60,'F');</text:p>
      <text:p text:style-name="P1"/>
      <text:p text:style-name="P1">1 row created.</text:p>
      <text:p text:style-name="P1"/>
      <text:p text:style-name="P1">SQL&gt; INSERT INTO EMPLOYEE VALUES (220,'Soosan','SLSM',28500,5300,60,'F');</text:p>
      <text:p text:style-name="P1"/>
      <text:p text:style-name="P1">1 row created.</text:p>
      <text:p text:style-name="P1"/>
      <text:p text:style-name="P1">SQL&gt; INSERT INTO DEPENDANT VALUES(1010,'Anu','Jose','Trivandrum',214);</text:p>
      <text:p text:style-name="P1"/>
      <text:p text:style-name="P1">1 row created.</text:p>
      <text:p text:style-name="P1"/>
      <text:p text:style-name="P1">SQL&gt; INSERT INTO DEPENDANT VALUES(1020,'Neenu','Thomas','Kollam',200);</text:p>
      <text:p text:style-name="P1"/>
      <text:p text:style-name="P1">1 row created.</text:p>
      <text:p text:style-name="P1"/>
      <text:p text:style-name="P1">SQL&gt; INSERT INTO DEPENDANT VALUES(1022,'Anamika','Thampi','Kollam',200);</text:p>
      <text:p text:style-name="P1"/>
      <text:p text:style-name="P1">1 row created.</text:p>
      <text:p text:style-name="P1"/>
      <text:p text:style-name="P1">SQL&gt; INSERT INTO DEPENDANT VALUES(1031,'Swetha','Das','Kottayam',109);</text:p>
      <text:p text:style-name="P1"/>
      <text:p text:style-name="P1">1 row created.</text:p>
      <text:p text:style-name="P1"/>
      <text:p text:style-name="P1"/>
      <text:p text:style-name="P1"/>
      <text:p text:style-name="P1">SQL&gt; select * from employee;</text:p>
      <text:p text:style-name="P1"/>
      <text:p text:style-name="P1"><text:s text:c="5"/>EMPNO NAME <text:tab/> <text:s text:c="2"/>JOB<text:tab/><text:tab/> <text:s text:c="6"/>SALARY COMM<text:tab/><text:tab/> <text:s/>DEP_NO</text:p>
      <text:p text:style-name="P1">---------- --------------- --------------- ---------- --------------- ----------</text:p>
      <text:p text:style-name="P1">SEX</text:p>
      <text:p text:style-name="P1">------</text:p>
      <text:p text:style-name="P1"><text:s text:c="7"/>100 Wilson<text:tab/> <text:s text:c="2"/>CLRK <text:tab/><text:tab/>17000<text:tab/><text:tab/><text:tab/> <text:s text:c="5"/>10</text:p>
      <text:p text:style-name="P1">M</text:p>
      <text:p text:style-name="P1"/>
      <text:p text:style-name="P1"><text:s text:c="7"/>101 Smitha<text:tab/> <text:s text:c="2"/>SLSM <text:tab/><text:tab/>25000 1300<text:tab/><text:tab/> <text:s text:c="5"/>40</text:p>
      <text:p text:style-name="P1">F</text:p>
      <text:p text:style-name="P1"/>
      <text:p text:style-name="P1"><text:s text:c="7"/>103 Roy<text:tab/><text:tab/> <text:s text:c="2"/>ANLST<text:tab/><text:tab/>35000<text:tab/><text:tab/><text:tab/> <text:s text:c="5"/>30</text:p>
      <text:p text:style-name="P1">M</text:p>
      <text:p text:style-name="P1"/>
      <text:p text:style-name="P1"><text:soft-page-break/></text:p>
      <text:p text:style-name="P1"><text:s text:c="5"/>EMPNO NAME <text:tab/> <text:s text:c="2"/>JOB<text:tab/><text:tab/> <text:s text:c="6"/>SALARY COMM<text:tab/><text:tab/> <text:s/>DEP_NO</text:p>
      <text:p text:style-name="P1">---------- --------------- --------------- ---------- --------------- ----------</text:p>
      <text:p text:style-name="P1">SEX</text:p>
      <text:p text:style-name="P1">------</text:p>
      <text:p text:style-name="P1"><text:s text:c="7"/>105 Watson<text:tab/> <text:s text:c="2"/>MNGR <text:tab/><text:tab/>45000 0 <text:tab/><text:tab/> <text:s text:c="5"/>30</text:p>
      <text:p text:style-name="P1">M</text:p>
      <text:p text:style-name="P1"/>
      <text:p text:style-name="P1"><text:s text:c="7"/>109 Alan <text:tab/> <text:s text:c="2"/>MNGR <text:tab/><text:tab/>30000 8000<text:tab/><text:tab/> <text:s text:c="5"/>40</text:p>
      <text:p text:style-name="P1">M</text:p>
      <text:p text:style-name="P1"/>
      <text:p text:style-name="P1"><text:s text:c="7"/>110 Tina <text:tab/> <text:s text:c="2"/>CLRK <text:tab/><text:tab/>18000<text:tab/><text:tab/><text:tab/> <text:s text:c="5"/>50</text:p>
      <text:p text:style-name="P1">F</text:p>
      <text:p text:style-name="P1"/>
      <text:p text:style-name="P1"/>
      <text:p text:style-name="P1"><text:s text:c="5"/>EMPNO NAME <text:tab/> <text:s text:c="2"/>JOB<text:tab/><text:tab/> <text:s text:c="6"/>SALARY COMM<text:tab/><text:tab/> <text:s/>DEP_NO</text:p>
      <text:p text:style-name="P1">---------- --------------- --------------- ---------- --------------- ----------</text:p>
      <text:p text:style-name="P1">SEX</text:p>
      <text:p text:style-name="P1">------</text:p>
      <text:p text:style-name="P1"><text:s text:c="7"/>200 Karthika<text:tab/> <text:s text:c="2"/>MNGR <text:tab/><text:tab/>29000<text:tab/><text:tab/><text:tab/> <text:s text:c="5"/>10</text:p>
      <text:p text:style-name="P1">F</text:p>
      <text:p text:style-name="P1"/>
      <text:p text:style-name="P1"><text:s text:c="7"/>210 Rita <text:tab/> <text:s text:c="2"/>MNGR <text:tab/><text:tab/>36500<text:tab/><text:tab/><text:tab/> <text:s text:c="5"/>50</text:p>
      <text:p text:style-name="P1">F</text:p>
      <text:p text:style-name="P1"/>
      <text:p text:style-name="P1"><text:s text:c="7"/>213 Manacy<text:tab/> <text:s text:c="2"/>CLRK <text:tab/><text:tab/>16250<text:tab/><text:tab/><text:tab/> <text:s text:c="5"/>10</text:p>
      <text:p text:style-name="P1">F</text:p>
      <text:p text:style-name="P1"/>
      <text:p text:style-name="P1"/>
      <text:p text:style-name="P1"><text:s text:c="5"/>EMPNO NAME <text:tab/> <text:s text:c="2"/>JOB<text:tab/><text:tab/> <text:s text:c="6"/>SALARY COMM<text:tab/><text:tab/> <text:s/>DEP_NO</text:p>
      <text:p text:style-name="P1">---------- --------------- --------------- ---------- --------------- ----------</text:p>
      <text:p text:style-name="P1">SEX</text:p>
      <text:p text:style-name="P1">------</text:p>
      <text:p text:style-name="P1"><text:s text:c="7"/>214 Simpson<text:tab/> <text:s text:c="2"/>DRVR <text:tab/><text:tab/> 8250<text:tab/><text:tab/><text:tab/> <text:s text:c="5"/>60</text:p>
      <text:p text:style-name="P1">M</text:p>
      <text:p text:style-name="P1"/>
      <text:p text:style-name="P1"><text:s text:c="7"/>215 Deepa<text:tab/> <text:s text:c="2"/>ANLST<text:tab/><text:tab/>27000<text:tab/><text:tab/><text:tab/> <text:s text:c="5"/>60</text:p>
      <text:p text:style-name="P1">F</text:p>
      <text:p text:style-name="P1"/>
      <text:p text:style-name="P1"><text:s text:c="7"/>220 Soosan<text:tab/> <text:s text:c="2"/>SLSM <text:tab/><text:tab/>28500 5300<text:tab/><text:tab/> <text:s text:c="5"/>60</text:p>
      <text:p text:style-name="P1">F</text:p>
      <text:p text:style-name="P1"/>
      <text:p text:style-name="P1"/>
      <text:p text:style-name="P1">12 rows selected.</text:p>
      <text:p text:style-name="P1"/>
      <text:p text:style-name="P1">SQL&gt; select * from department;</text:p>
      <text:p text:style-name="P1"/>
      <text:p text:style-name="P1"><text:s text:c="4"/>DEP_NO DEP_NAME<text:tab/> <text:s text:c="2"/>LOC<text:tab/><text:tab/><text:tab/> <text:s/>MGR<text:tab/> EXP_BDG <text:s text:c="3"/>REV_BDG</text:p>
      <text:p text:style-name="P1">---------- --------------- --------------- ---------- ---------- ----------</text:p>
      <text:p text:style-name="P1"><text:tab/>60 Shipping<text:tab/> <text:s text:c="2"/>Trivandrum<text:tab/><text:tab/> <text:s/>215<text:tab/> <text:s text:c="2"/>90000<text:tab/> <text:s/>0</text:p>
      <text:p text:style-name="P1"><text:tab/>10 Accounting<text:tab/> <text:s text:c="2"/>Cochin<text:tab/><text:tab/> <text:s/>200<text:tab/> <text:s/>100000<text:tab/> <text:s/>0</text:p>
      <text:p text:style-name="P1"><text:soft-page-break/><text:tab/>30 Research<text:tab/> <text:s text:c="2"/>Cochin<text:tab/><text:tab/> <text:s/>105<text:tab/> <text:s/>125000<text:tab/> <text:s/>0</text:p>
      <text:p text:style-name="P1"><text:tab/>40 Sales<text:tab/> <text:s text:c="2"/>Trichur<text:tab/><text:tab/> <text:s/>109<text:tab/> <text:s/>280000 <text:s text:c="6"/>8000</text:p>
      <text:p text:style-name="P1"><text:tab/>50 Manufacturing <text:s text:c="2"/>Kottayam<text:tab/><text:tab/> <text:s/>210<text:tab/> <text:s/>130000<text:tab/> <text:s/>0</text:p>
      <text:p text:style-name="P1"/>
      <text:p text:style-name="P1">SQL&gt; select * from dependant;</text:p>
      <text:p text:style-name="P1"/>
      <text:p text:style-name="P1"><text:s text:c="7"/>PID FNAME<text:tab/> <text:s text:c="2"/>LNAME<text:tab/> <text:s text:c="2"/>PLACE<text:tab/><text:tab/>EMPNO</text:p>
      <text:p text:style-name="P1">---------- --------------- --------------- --------------- ----------</text:p>
      <text:p text:style-name="P1"><text:s text:c="6"/>1010 Anu<text:tab/><text:tab/> <text:s text:c="2"/>Jose <text:tab/> <text:s text:c="2"/>Trivandrum<text:tab/><text:tab/> <text:s/>214</text:p>
      <text:p text:style-name="P1"><text:s text:c="6"/>1020 Neenu<text:tab/> <text:s text:c="2"/>Thomas<text:tab/> <text:s text:c="2"/>Kollam<text:tab/><text:tab/> <text:s/>200</text:p>
      <text:p text:style-name="P1"><text:s text:c="6"/>1022 Anamika<text:tab/> <text:s text:c="2"/>Thampi<text:tab/> <text:s text:c="2"/>Kollam<text:tab/><text:tab/> <text:s/>200</text:p>
      <text:p text:style-name="P1"><text:s text:c="6"/>1031 Swetha<text:tab/> <text:s text:c="2"/>Das<text:tab/><text:tab/> <text:s text:c="2"/>Kottayam<text:tab/><text:tab/> <text:s/>109</text:p>
      <text:p text:style-name="P1"/>
      <text:p text:style-name="P1"/>
      <text:p text:style-name="P5">QUERY</text:p>
      <text:p text:style-name="P1"/>
      <text:p text:style-name="P1"/>
      <text:p text:style-name="P1">1. SQL&gt; select empno,name from employee where JOB='MNGR' order by name;</text:p>
      <text:p text:style-name="P1"/>
      <text:p text:style-name="P1"><text:s text:c="5"/>EMPNO NAME</text:p>
      <text:p text:style-name="P1">---------- ---------------</text:p>
      <text:p text:style-name="P1"><text:s text:c="7"/>109 Alan</text:p>
      <text:p text:style-name="P1"><text:s text:c="7"/>200 Karthika</text:p>
      <text:p text:style-name="P1"><text:s text:c="7"/>210 Rita</text:p>
      <text:p text:style-name="P1"><text:s text:c="7"/>105 Watson</text:p>
      <text:p text:style-name="P1"/>
      <text:p text:style-name="P1">2. SQL&gt; select empno,name from employee where DEP_NO=40 order by EMPNO;</text:p>
      <text:p text:style-name="P1"/>
      <text:p text:style-name="P1"><text:s text:c="5"/>EMPNO NAME</text:p>
      <text:p text:style-name="P1">---------- ---------------</text:p>
      <text:p text:style-name="P1"><text:s text:c="7"/>101 Smitha</text:p>
      <text:p text:style-name="P1"><text:s text:c="7"/>109 Alan</text:p>
      <text:p text:style-name="P1"/>
      <text:p text:style-name="P1">3. SQL&gt; select empno,name from EMPLOYEE where SEX='F' order by name;</text:p>
      <text:p text:style-name="P1"/>
      <text:p text:style-name="P1"><text:s text:c="5"/>EMPNO NAME</text:p>
      <text:p text:style-name="P1">---------- ---------------</text:p>
      <text:p text:style-name="P1"><text:s text:c="7"/>215 Deepa</text:p>
      <text:p text:style-name="P1"><text:s text:c="7"/>200 Karthika</text:p>
      <text:p text:style-name="P1"><text:s text:c="7"/>213 Manacy</text:p>
      <text:p text:style-name="P1"><text:s text:c="7"/>210 Rita</text:p>
      <text:p text:style-name="P1"><text:s text:c="7"/>101 Smitha</text:p>
      <text:p text:style-name="P1"><text:s text:c="7"/>220 Soosan</text:p>
      <text:p text:style-name="P1"><text:s text:c="7"/>110 Tina</text:p>
      <text:p text:style-name="P1"/>
      <text:p text:style-name="P1">7 rows selected.</text:p>
      <text:p text:style-name="P1"/>
      <text:p text:style-name="P1">4. SQL&gt; select MIN(SALARY), MAX(SALARY), AVG(SALARY), DEP_NO from EMPLOYEE group by DEP_NO;</text:p>
      <text:p text:style-name="P1"/>
      <text:p text:style-name="P1"><text:soft-page-break/>MIN(SALARY) MAX(SALARY) AVG(SALARY)<text:tab/>DEP_NO</text:p>
      <text:p text:style-name="P1">----------- ----------- ----------- ----------</text:p>
      <text:p text:style-name="P1"><text:s text:c="6"/>35000<text:tab/> <text:s/>45000 <text:s text:c="6"/>40000<text:tab/> <text:s text:c="3"/>30</text:p>
      <text:p text:style-name="P1"><text:s text:c="6"/>25000<text:tab/> <text:s/>30000 <text:s text:c="6"/>27500<text:tab/> <text:s text:c="3"/>40</text:p>
      <text:p text:style-name="P1"><text:s text:c="6"/>18000<text:tab/> <text:s/>36500 <text:s text:c="6"/>27250<text:tab/> <text:s text:c="3"/>50</text:p>
      <text:p text:style-name="P1"><text:s text:c="6"/>16250<text:tab/> <text:s/>29000 <text:s text:c="6"/>20750<text:tab/> <text:s text:c="3"/>10</text:p>
      <text:p text:style-name="P1"><text:s text:c="7"/>8250<text:tab/> <text:s/>28500 <text:s text:c="6"/>21250<text:tab/> <text:s text:c="3"/>60</text:p>
      <text:p text:style-name="P1"/>
      <text:p text:style-name="P1">select max(COMM),min(COMM),sum(COMM), count(*) from employee where comm!=null group by COMM;</text:p>
      <text:p text:style-name="P1">SQL&gt; select max(COMM),min(COMM),sum(COMM), count(*) from employee group by COMM;</text:p>
      <text:p text:style-name="P1"/>
      <text:p text:style-name="P1">MAX(COMM)<text:tab/>MIN(COMM)<text:tab/> SUM(COMM) <text:s text:c="2"/>COUNT(*)</text:p>
      <text:p text:style-name="P1">--------------- --------------- ---------- ----------</text:p>
      <text:p text:style-name="P1"><text:tab/><text:tab/><text:tab/><text:tab/><text:tab/><text:tab/> <text:s text:c="3"/>8</text:p>
      <text:p text:style-name="P1">8000<text:tab/><text:tab/>8000<text:tab/><text:tab/> <text:s text:c="5"/>8000<text:tab/> <text:s text:c="3"/>1</text:p>
      <text:p text:style-name="P1">0<text:tab/><text:tab/>0<text:tab/><text:tab/><text:tab/> 0<text:tab/> <text:s text:c="3"/>1</text:p>
      <text:p text:style-name="P1">5300<text:tab/><text:tab/>5300<text:tab/><text:tab/> <text:s text:c="5"/>5300<text:tab/> <text:s text:c="3"/>1</text:p>
      <text:p text:style-name="P1">1300<text:tab/><text:tab/>1300<text:tab/><text:tab/> <text:s text:c="5"/>1300<text:tab/> <text:s text:c="3"/>1</text:p>
      <text:p text:style-name="P1"/>
      <text:p text:style-name="P1"/>
      <text:p text:style-name="P1">6. SQL&gt; select count(*) AS Number_Of_Employees,JOB from EMPLOYEE group by JOB;</text:p>
      <text:p text:style-name="P1"/>
      <text:p text:style-name="P1">NUMBER_OF_EMPLOYEES JOB</text:p>
      <text:p text:style-name="P1">------------------- ---------------</text:p>
      <text:p text:style-name="P1"><text:tab/><text:tab/> <text:s/>4 MNGR</text:p>
      <text:p text:style-name="P1"><text:tab/><text:tab/> <text:s/>2 SLSM</text:p>
      <text:p text:style-name="P1"><text:tab/><text:tab/> <text:s/>3 CLRK</text:p>
      <text:p text:style-name="P1"><text:tab/><text:tab/> <text:s/>2 ANLST</text:p>
      <text:p text:style-name="P1"><text:tab/><text:tab/> <text:s/>1 DRVR</text:p>
      <text:p text:style-name="P1"/>
      <text:p text:style-name="P1"/>
      <text:p text:style-name="P1">7. SQL&gt; select sum(SALARY),JOB from EMPLOYEE group by JOB;</text:p>
      <text:p text:style-name="P1"/>
      <text:p text:style-name="P1">SUM(SALARY) JOB</text:p>
      <text:p text:style-name="P1">----------- ---------------</text:p>
      <text:p text:style-name="P1"><text:s text:c="5"/>140500 MNGR</text:p>
      <text:p text:style-name="P1"><text:s text:c="6"/>53500 SLSM</text:p>
      <text:p text:style-name="P1"><text:s text:c="6"/>51250 CLRK</text:p>
      <text:p text:style-name="P1"><text:s text:c="6"/>62000 ANLST</text:p>
      <text:p text:style-name="P1"><text:s text:c="7"/>8250 DRVR</text:p>
      <text:p text:style-name="P1"/>
      <text:p text:style-name="P1">8. SQL&gt; select Distinct DEP_NO from employee;</text:p>
      <text:p text:style-name="P1"/>
      <text:p text:style-name="P1"><text:s text:c="4"/>DEP_NO</text:p>
      <text:p text:style-name="P1">----------</text:p>
      <text:p text:style-name="P1"><text:tab/>30</text:p>
      <text:p text:style-name="P1"><text:tab/>40</text:p>
      <text:p text:style-name="P1"><text:tab/>50</text:p>
      <text:p text:style-name="P1"><text:tab/>10</text:p>
      <text:p text:style-name="P1"><text:soft-page-break/><text:tab/>60</text:p>
      <text:p text:style-name="P1"/>
      <text:p text:style-name="P1">9. SQL&gt; SELECT EMPNO,NAME,SALARY FROM EMPLOYEE WHERE SEX='F' AND DEP_NO=10;</text:p>
      <text:p text:style-name="P1"/>
      <text:p text:style-name="P1"><text:s text:c="5"/>EMPNO NAME <text:tab/> <text:s text:c="6"/>SALARY</text:p>
      <text:p text:style-name="P1">---------- --------------- ----------</text:p>
      <text:p text:style-name="P1"><text:s text:c="7"/>200 Karthika<text:tab/><text:tab/>29000</text:p>
      <text:p text:style-name="P1"><text:s text:c="7"/>213 Manacy<text:tab/><text:tab/>16250</text:p>
      <text:p text:style-name="P1"/>
      <text:p text:style-name="P1"/>
      <text:p text:style-name="P1">10. SQL&gt; SELECT EMPNO, NAME, SALARY FROM EMPLOYEE WHERE SEX='M' AND JOB='MNGR' ORDER BY NAME;</text:p>
      <text:p text:style-name="P1"/>
      <text:p text:style-name="P1"><text:s text:c="5"/>EMPNO NAME <text:tab/> <text:s text:c="6"/>SALARY</text:p>
      <text:p text:style-name="P1">---------- --------------- ----------</text:p>
      <text:p text:style-name="P1"><text:s text:c="7"/>109 Alan <text:tab/><text:tab/>30000</text:p>
      <text:p text:style-name="P1"><text:s text:c="7"/>105 Watson<text:tab/><text:tab/>45000</text:p>
      <text:p text:style-name="P1"/>
      <text:p text:style-name="P1"/>
      <text:p text:style-name="P1"/>
      <text:p text:style-name="P1">11. SQL&gt; select empno,name,job from employee where SEX='F' AND JOB IN ('SLSM','MNGR');</text:p>
      <text:p text:style-name="P1"/>
      <text:p text:style-name="P1"><text:s text:c="5"/>EMPNO NAME <text:tab/> <text:s text:c="2"/>JOB</text:p>
      <text:p text:style-name="P1">---------- --------------- ---------------</text:p>
      <text:p text:style-name="P1"><text:s text:c="7"/>101 Smitha<text:tab/> <text:s text:c="2"/>SLSM</text:p>
      <text:p text:style-name="P1"><text:s text:c="7"/>200 Karthika<text:tab/> <text:s text:c="2"/>MNGR</text:p>
      <text:p text:style-name="P1"><text:s text:c="7"/>210 Rita <text:tab/> <text:s text:c="2"/>MNGR</text:p>
      <text:p text:style-name="P1"><text:s text:c="7"/>220 Soosan<text:tab/> <text:s text:c="2"/>SLSM</text:p>
      <text:p text:style-name="P1"/>
      <text:p text:style-name="P1">12. SQL&gt; SELECT EMPNO,NAME FROM EMPLOYEE WHERE DEP_NO=50 AND JOB IN ('MNGR','CLRK');</text:p>
      <text:p text:style-name="P1"/>
      <text:p text:style-name="P1"><text:s text:c="5"/>EMPNO NAME</text:p>
      <text:p text:style-name="P1">---------- ---------------</text:p>
      <text:p text:style-name="P1"><text:s text:c="7"/>110 Tina</text:p>
      <text:p text:style-name="P1"><text:s text:c="7"/>210 Rita</text:p>
      <text:p text:style-name="P1"/>
      <text:p text:style-name="P1">13. SQL&gt; SELECT NAME FROM EMPLOYEE WHERE JOB NOT IN ('CLRK','SLSM');</text:p>
      <text:p text:style-name="P1"/>
      <text:p text:style-name="P1">NAME</text:p>
      <text:p text:style-name="P1">---------------</text:p>
      <text:p text:style-name="P1">Roy</text:p>
      <text:p text:style-name="P1">Watson</text:p>
      <text:p text:style-name="P1">Alan</text:p>
      <text:p text:style-name="P1">Karthika</text:p>
      <text:p text:style-name="P1">Rita</text:p>
      <text:p text:style-name="P1">Simpson</text:p>
      <text:p text:style-name="P1">Deepa</text:p>
      <text:p text:style-name="P1"/>
      <text:p text:style-name="P1">7 rows selected.</text:p>
      <text:p text:style-name="P1"><text:soft-page-break/></text:p>
      <text:p text:style-name="P1">14. SQL&gt; SELECT * FROM EMPLOYEE WHERE JOB='CLRK' AND DEP_NO!=10;</text:p>
      <text:p text:style-name="P1"/>
      <text:p text:style-name="P1"><text:s text:c="5"/>EMPNO NAME <text:tab/> <text:s text:c="2"/>JOB<text:tab/><text:tab/> <text:s text:c="6"/>SALARY COMM<text:tab/><text:tab/> <text:s/>DEP_NO</text:p>
      <text:p text:style-name="P1">---------- --------------- --------------- ---------- --------------- ----------</text:p>
      <text:p text:style-name="P1">SEX</text:p>
      <text:p text:style-name="P1">------</text:p>
      <text:p text:style-name="P1"><text:s text:c="7"/>110 Tina <text:tab/> <text:s text:c="2"/>CLRK <text:tab/><text:tab/>18000<text:tab/><text:tab/><text:tab/> <text:s text:c="5"/>50</text:p>
      <text:p text:style-name="P1">F</text:p>
      <text:p text:style-name="P1"/>
      <text:p text:style-name="P1">15. SQL&gt; SELECT NAME FROM EMPLOYEE WHERE NAME LIKE '%u%' AND NAME LIKE '%e%';</text:p>
      <text:p text:style-name="P1"/>
      <text:p text:style-name="P1">no rows selected</text:p>
      <text:p text:style-name="P1"/>
      <text:p text:style-name="P1">16. SQL&gt; SELECT empno, name FROM EMPLOYEE WHERE COMM IS NOT NULL AND COMM &gt; 0;</text:p>
      <text:p text:style-name="P1"/>
      <text:p text:style-name="P1"><text:s text:c="5"/>EMPNO NAME</text:p>
      <text:p text:style-name="P1">---------- ---------------</text:p>
      <text:p text:style-name="P1"><text:s text:c="7"/>101 Smitha</text:p>
      <text:p text:style-name="P1"><text:s text:c="7"/>109 Alan</text:p>
      <text:p text:style-name="P1"><text:s text:c="7"/>220 Soosan</text:p>
      <text:p text:style-name="P1"/>
      <text:p text:style-name="P1">17. SQL&gt; select empno,name ,job from EMPLOYEE where sex='F' and job!='MNGR';</text:p>
      <text:p text:style-name="P1"/>
      <text:p text:style-name="P1"><text:s text:c="5"/>EMPNO NAME <text:tab/> <text:s text:c="2"/>JOB</text:p>
      <text:p text:style-name="P1">---------- --------------- ---------------</text:p>
      <text:p text:style-name="P1"><text:s text:c="7"/>101 Smitha<text:tab/> <text:s text:c="2"/>SLSM</text:p>
      <text:p text:style-name="P1"><text:s text:c="7"/>110 Tina <text:tab/> <text:s text:c="2"/>CLRK</text:p>
      <text:p text:style-name="P1"><text:s text:c="7"/>213 Manacy<text:tab/> <text:s text:c="2"/>CLRK</text:p>
      <text:p text:style-name="P1"><text:s text:c="7"/>215 Deepa<text:tab/> <text:s text:c="2"/>ANLST</text:p>
      <text:p text:style-name="P1"><text:s text:c="7"/>220 Soosan<text:tab/> <text:s text:c="2"/>SLSM</text:p>
      <text:p text:style-name="P1"/>
      <text:p text:style-name="P1">18. SQL&gt; SELECT EMPNO, NAME , SALARY FROM EMPLOYEE WHERE SALARY BETWEEN 10000 AND 40000;</text:p>
      <text:p text:style-name="P1"/>
      <text:p text:style-name="P1"><text:s text:c="5"/>EMPNO NAME <text:tab/> <text:s text:c="6"/>SALARY</text:p>
      <text:p text:style-name="P1">---------- --------------- ----------</text:p>
      <text:p text:style-name="P1"><text:s text:c="7"/>100 Wilson<text:tab/><text:tab/>17000</text:p>
      <text:p text:style-name="P1"><text:s text:c="7"/>101 Smitha<text:tab/><text:tab/>25000</text:p>
      <text:p text:style-name="P1"><text:s text:c="7"/>103 Roy<text:tab/><text:tab/><text:tab/>35000</text:p>
      <text:p text:style-name="P1"><text:s text:c="7"/>109 Alan <text:tab/><text:tab/>30000</text:p>
      <text:p text:style-name="P1"><text:s text:c="7"/>110 Tina <text:tab/><text:tab/>18000</text:p>
      <text:p text:style-name="P1"><text:s text:c="7"/>200 Karthika<text:tab/><text:tab/>29000</text:p>
      <text:p text:style-name="P1"><text:s text:c="7"/>210 Rita <text:tab/><text:tab/>36500</text:p>
      <text:p text:style-name="P1"><text:s text:c="7"/>213 Manacy<text:tab/><text:tab/>16250</text:p>
      <text:p text:style-name="P1"><text:s text:c="7"/>215 Deepa<text:tab/><text:tab/>27000</text:p>
      <text:p text:style-name="P1"><text:s text:c="7"/>220 Soosan<text:tab/><text:tab/>28500</text:p>
      <text:p text:style-name="P1"/>
      <text:p text:style-name="P1">10 rows selected.</text:p>
      <text:p text:style-name="P1"><text:soft-page-break/></text:p>
      <text:p text:style-name="P1">19. SQL&gt; SELECT NAME,EMPNO FROM EMPLOYEE WHERE JOB IN ('MNGR','ANLST') ORDER BY NAME;</text:p>
      <text:p text:style-name="P1"/>
      <text:p text:style-name="P1">NAME<text:tab/><text:tab/> <text:s text:c="4"/>EMPNO</text:p>
      <text:p text:style-name="P1">--------------- ----------</text:p>
      <text:p text:style-name="P1">Alan<text:tab/><text:tab/> <text:s text:c="6"/>109</text:p>
      <text:p text:style-name="P1">Deepa<text:tab/><text:tab/> <text:s text:c="6"/>215</text:p>
      <text:p text:style-name="P1">Karthika<text:tab/> <text:s text:c="6"/>200</text:p>
      <text:p text:style-name="P1">Rita<text:tab/><text:tab/> <text:s text:c="6"/>210</text:p>
      <text:p text:style-name="P1">Roy<text:tab/><text:tab/> <text:s text:c="6"/>103</text:p>
      <text:p text:style-name="P1">Watson<text:tab/><text:tab/> <text:s text:c="6"/>105</text:p>
      <text:p text:style-name="P1"/>
      <text:p text:style-name="P1">6 rows selected.</text:p>
      <text:p text:style-name="P1"/>
      <text:p text:style-name="P1"/>
      <text:p text:style-name="P1">20. SQL&gt; SELECT EMPNO,NAME,SALARY FROM EMPLOYEE WHERE COMM IS NOT NULL AND SALARY&gt;30000;</text:p>
      <text:p text:style-name="P1"/>
      <text:p text:style-name="P1">no rows selected</text:p>
      <text:p text:style-name="P1"/>
      <text:p text:style-name="P1">21. SQL&gt; SELECT EMPNO,D.DEP_NO,D.DEP_NAME,E.SALARY,E.JOB,E.SEX FROM DEPARTMENT D,EMPLOYEE E WHERE D.DEP_NO=E.DEP_NO ORDER BY D.DEP_NO ,E.EMPNO;</text:p>
      <text:p text:style-name="P1"/>
      <text:p text:style-name="P1"><text:s text:c="5"/>EMPNO <text:s text:c="4"/>DEP_NO DEP_NAME<text:tab/><text:tab/> <text:s/>SALARY JOB<text:tab/><text:tab/> SEX</text:p>
      <text:p text:style-name="P1">---------- ---------- --------------- ---------- --------------- ------</text:p>
      <text:p text:style-name="P1"><text:s text:c="7"/>100<text:tab/> <text:s text:c="2"/>10 Accounting<text:tab/> <text:s text:c="2"/>17000 CLRK<text:tab/><text:tab/> M</text:p>
      <text:p text:style-name="P1"><text:s text:c="7"/>200<text:tab/> <text:s text:c="2"/>10 Accounting<text:tab/> <text:s text:c="2"/>29000 MNGR<text:tab/><text:tab/> F</text:p>
      <text:p text:style-name="P1"><text:s text:c="7"/>213<text:tab/> <text:s text:c="2"/>10 Accounting<text:tab/> <text:s text:c="2"/>16250 CLRK<text:tab/><text:tab/> F</text:p>
      <text:p text:style-name="P1"><text:s text:c="7"/>103<text:tab/> <text:s text:c="2"/>30 Research<text:tab/><text:tab/> <text:s text:c="2"/>35000 ANLST<text:tab/><text:tab/> M</text:p>
      <text:p text:style-name="P1"><text:s text:c="7"/>105<text:tab/> <text:s text:c="2"/>30 Research<text:tab/><text:tab/> <text:s text:c="2"/>45000 MNGR<text:tab/><text:tab/> M</text:p>
      <text:p text:style-name="P1"><text:s text:c="7"/>101<text:tab/> <text:s text:c="2"/>40 Sales<text:tab/><text:tab/> <text:s text:c="2"/>25000 SLSM<text:tab/><text:tab/> F</text:p>
      <text:p text:style-name="P1"><text:s text:c="7"/>109<text:tab/> <text:s text:c="2"/>40 Sales<text:tab/><text:tab/> <text:s text:c="2"/>30000 MNGR<text:tab/><text:tab/> M</text:p>
      <text:p text:style-name="P1"><text:s text:c="7"/>110<text:tab/> <text:s text:c="2"/>50 Manufacturing<text:tab/> <text:s text:c="2"/>18000 CLRK<text:tab/><text:tab/> F</text:p>
      <text:p text:style-name="P1"><text:s text:c="7"/>210<text:tab/> <text:s text:c="2"/>50 Manufacturing<text:tab/> <text:s text:c="2"/>36500 MNGR<text:tab/><text:tab/> F</text:p>
      <text:p text:style-name="P1"><text:s text:c="7"/>214<text:tab/> <text:s text:c="2"/>60 Shipping<text:tab/><text:tab/> <text:s text:c="3"/>8250 DRVR<text:tab/><text:tab/> M</text:p>
      <text:p text:style-name="P1"><text:s text:c="7"/>215<text:tab/> <text:s text:c="2"/>60 Shipping<text:tab/><text:tab/> <text:s text:c="2"/>27000 ANLST<text:tab/><text:tab/> F</text:p>
      <text:p text:style-name="P1"/>
      <text:p text:style-name="P1"><text:s text:c="5"/>EMPNO <text:s text:c="4"/>DEP_NO DEP_NAME<text:tab/><text:tab/> <text:s/>SALARY JOB<text:tab/><text:tab/> SEX</text:p>
      <text:p text:style-name="P1">---------- ---------- --------------- ---------- --------------- ------</text:p>
      <text:p text:style-name="P1"><text:s text:c="7"/>220<text:tab/> <text:s text:c="2"/>60 Shipping<text:tab/><text:tab/> <text:s text:c="2"/>28500 SLSM<text:tab/><text:tab/> F</text:p>
      <text:p text:style-name="P1"/>
      <text:p text:style-name="P1">12 rows selected.</text:p>
      <text:p text:style-name="P1"/>
      <text:p text:style-name="P1">22. SQL&gt; SELECT E.NAME, D.FNAME, D.LNAME, X.LOC FROM EMPLOYEE E, DEPENDANT D, DEPARTMENT X WHERE E.DEP_NO=X.DEP_NO AND E.EMPNO=D.EMPNO AND X.LOC=D.PLACE;</text:p>
      <text:p text:style-name="P1"/>
      <text:p text:style-name="P1">NAME<text:tab/><text:tab/>FNAME<text:tab/><text:tab/>LNAME<text:tab/><text:tab/>LOC</text:p>
      <text:p text:style-name="P1">--------------- --------------- --------------- ---------------</text:p>
      <text:p text:style-name="P1">Simpson <text:tab/>Anu<text:tab/><text:tab/>Jose<text:tab/><text:tab/>Trivandrum</text:p>
      <text:p text:style-name="P1"><text:soft-page-break/></text:p>
      <text:p text:style-name="P1">23. SQL&gt; SELECT D.LOC FROM DEPARTMENT D, EMPLOYEE E WHERE D.DEP_NO=E.DEP_NO AND E.NAME='Watson';</text:p>
      <text:p text:style-name="P1"/>
      <text:p text:style-name="P1">LOC</text:p>
      <text:p text:style-name="P1">---------------</text:p>
      <text:p text:style-name="P1">Cochin</text:p>
      <text:p text:style-name="P1"/>
      <text:p text:style-name="P1">24. SQL&gt; SELECT E.NAME,E.EMPNO,D.DEP_NAME FROM EMPLOYEE E, DEPARTMENT D WHERE E.DEP_NO=D.DEP_NO AND D.LOC='Trichur' ORDER BY EMPNO DESC;</text:p>
      <text:p text:style-name="P1"/>
      <text:p text:style-name="P1">NAME<text:tab/><text:tab/> <text:s text:c="4"/>EMPNO DEP_NAME</text:p>
      <text:p text:style-name="P1">--------------- ---------- ---------------</text:p>
      <text:p text:style-name="P1">Alan<text:tab/><text:tab/> <text:s text:c="6"/>109 Sales</text:p>
      <text:p text:style-name="P1">Smitha<text:tab/><text:tab/> <text:s text:c="6"/>101 Sales</text:p>
      <text:p text:style-name="P1"/>
      <text:p text:style-name="P1">25. SQL&gt; SELECT NAME,SALARY FROM EMPLOYEE WHERE SALARY &gt; (SELECT AVG(SALARY) FROM EMPLOYEE);</text:p>
      <text:p text:style-name="P1"/>
      <text:p text:style-name="P1">NAME<text:tab/><text:tab/> <text:s text:c="3"/>SALARY</text:p>
      <text:p text:style-name="P1">--------------- ----------</text:p>
      <text:p text:style-name="P1">Roy<text:tab/><text:tab/> <text:s text:c="4"/>35000</text:p>
      <text:p text:style-name="P1">Watson<text:tab/><text:tab/> <text:s text:c="4"/>45000</text:p>
      <text:p text:style-name="P1">Alan<text:tab/><text:tab/> <text:s text:c="4"/>30000</text:p>
      <text:p text:style-name="P1">Karthika<text:tab/> <text:s text:c="4"/>29000</text:p>
      <text:p text:style-name="P1">Rita<text:tab/><text:tab/> <text:s text:c="4"/>36500</text:p>
      <text:p text:style-name="P1">Deepa<text:tab/><text:tab/> <text:s text:c="4"/>27000</text:p>
      <text:p text:style-name="P1">Soosan<text:tab/><text:tab/> <text:s text:c="4"/>28500</text:p>
      <text:p text:style-name="P1"/>
      <text:p text:style-name="P1">7 rows selected.</text:p>
      <text:p text:style-name="P1"/>
      <text:p text:style-name="P1"/>
      <text:p text:style-name="P1">26. SQL&gt; SELECT E.NAME,E.JOB,D.DEP_NAME,D.LOC FROM EMPLOYEE E, DEPARTMENT D WHERE E.DEP_NO=D.DEP_NO AND E.SEX='F' ORDER BY E.NAME;</text:p>
      <text:p text:style-name="P1"/>
      <text:p text:style-name="P1">NAME<text:tab/><text:tab/>JOB<text:tab/><text:tab/>DEP_NAME<text:tab/>LOC</text:p>
      <text:p text:style-name="P1">--------------- --------------- --------------- ---------------</text:p>
      <text:p text:style-name="P1">Deepa<text:tab/><text:tab/>ANLST<text:tab/><text:tab/>Shipping<text:tab/>Trivandrum</text:p>
      <text:p text:style-name="P1">Karthika<text:tab/>MNGR<text:tab/><text:tab/>Accounting<text:tab/>Cochin</text:p>
      <text:p text:style-name="P1">Manacy<text:tab/><text:tab/>CLRK<text:tab/><text:tab/>Accounting<text:tab/>Cochin</text:p>
      <text:p text:style-name="P1">Rita<text:tab/><text:tab/>MNGR<text:tab/><text:tab/>Manufacturing<text:tab/>Kottayam</text:p>
      <text:p text:style-name="P1">Smitha<text:tab/><text:tab/>SLSM<text:tab/><text:tab/>Sales<text:tab/><text:tab/>Trichur</text:p>
      <text:p text:style-name="P1">Soosan<text:tab/><text:tab/>SLSM<text:tab/><text:tab/>Shipping<text:tab/>Trivandrum</text:p>
      <text:p text:style-name="P1">Tina<text:tab/><text:tab/>CLRK<text:tab/><text:tab/>Manufacturing<text:tab/>Kottayam</text:p>
      <text:p text:style-name="P1"/>
      <text:p text:style-name="P1">7 rows selected.</text:p>
      <text:p text:style-name="P1"/>
      <text:p text:style-name="P1">27. SQL&gt; SELECT E.NAME, D.DEP_NAME FROM EMPLOYEE E, DEPARTMENT D WHERE E.DEP_NO=D.DEP_NO AND E.JOB='MNGR' ORDER BY D.DEP_NAME;</text:p>
      <text:p text:style-name="P1"/>
      <text:p text:style-name="P1"><text:soft-page-break/>NAME<text:tab/><text:tab/>DEP_NAME</text:p>
      <text:p text:style-name="P1">--------------- ---------------</text:p>
      <text:p text:style-name="P1">Karthika<text:tab/>Accounting</text:p>
      <text:p text:style-name="P1">Rita<text:tab/><text:tab/>Manufacturing</text:p>
      <text:p text:style-name="P1">Watson<text:tab/><text:tab/>Research</text:p>
      <text:p text:style-name="P1">Alan<text:tab/><text:tab/>Sales</text:p>
      <text:p text:style-name="P1"/>
      <text:p text:style-name="P1">28. SQL&gt; SELECT E.NAME,D.DEP_NAME FROM EMPLOYEE E,DEPARTMENT D WHERE E.DEP_NO=D.DEP_NO AND SALARY=(SELECT MAX(SALARY) FROM EMPLOYEE);</text:p>
      <text:p text:style-name="P1"/>
      <text:p text:style-name="P1">NAME<text:tab/><text:tab/>DEP_NAME</text:p>
      <text:p text:style-name="P1">--------------- ---------------</text:p>
      <text:p text:style-name="P1">Watson<text:tab/><text:tab/>Research</text:p>
      <text:p text:style-name="P1"/>
      <text:p text:style-name="P1">29. SQL&gt; SELECT E.NAME,D.DEP_NAME,E.COMM FROM EMPLOYEE E, DEPARTMENT D WHERE E.DEP_NO=D.DEP_NO AND E.COMM IS NOT NULL ORDER BY E.NAME;</text:p>
      <text:p text:style-name="P1"/>
      <text:p text:style-name="P1">NAME<text:tab/><text:tab/>DEP_NAME<text:tab/>COMM</text:p>
      <text:p text:style-name="P1">--------------- --------------- ---------------</text:p>
      <text:p text:style-name="P1">Alan<text:tab/><text:tab/>Sales<text:tab/><text:tab/>8000</text:p>
      <text:p text:style-name="P1">Smitha<text:tab/><text:tab/>Sales<text:tab/><text:tab/>1300</text:p>
      <text:p text:style-name="P1">Soosan<text:tab/><text:tab/>Shipping<text:tab/>5300</text:p>
      <text:p text:style-name="P1"/>
      <text:p text:style-name="P1"/>
      <text:p text:style-name="P1"/>
      <text:p text:style-name="P1">30. SQL&gt; SELECT E.NAME, D.DEP_NAME FROM EMPLOYEE E ,DEPARTMENT D WHERE E.DEP_NO = D.DEP_NO AND D.DEP_NO= ( SELECT DEP_NO FROM EMPLOYEE GROUP BY DEP_NO HAVING COUNT(*) &gt; 3 ) ORDER BY D.DEP_NAME, E.NAME;</text:p>
      <text:p text:style-name="P1"/>
      <text:p text:style-name="P1">no rows selected</text:p>
      <text:p text:style-name="P1"/>
      <text:p text:style-name="P1">31. SQL&gt; SELECT E.NAME,D.DEP_NAME,E.COMM FROM EMPLOYEE E, DEPARTMENT D WHERE E.DEP_NO=D.DEP_NO AND E.COMM IS NULL ORDER BY E.NAME;</text:p>
      <text:p text:style-name="P1"/>
      <text:p text:style-name="P1">NAME<text:tab/><text:tab/>DEP_NAME<text:tab/>COMM</text:p>
      <text:p text:style-name="P1">--------------- --------------- ---------------</text:p>
      <text:p text:style-name="P1">Deepa<text:tab/><text:tab/>Shipping</text:p>
      <text:p text:style-name="P1">Karthika<text:tab/>Accounting</text:p>
      <text:p text:style-name="P1">Manacy<text:tab/><text:tab/>Accounting</text:p>
      <text:p text:style-name="P1">Rita<text:tab/><text:tab/>Manufacturing</text:p>
      <text:p text:style-name="P1">Roy<text:tab/><text:tab/>Research</text:p>
      <text:p text:style-name="P1">Simpson <text:tab/>Shipping</text:p>
      <text:p text:style-name="P1">Tina<text:tab/><text:tab/>Manufacturing</text:p>
      <text:p text:style-name="P1">Watson<text:tab/><text:tab/>Research</text:p>
      <text:p text:style-name="P1">Wilson<text:tab/><text:tab/>Accounting</text:p>
      <text:p text:style-name="P1"/>
      <text:p text:style-name="P1">9 rows selected.</text:p>
      <text:p text:style-name="P1"/>
      <text:p text:style-name="P1"><text:soft-page-break/>32. SQL&gt; SELECT NAME,SALARY,DEP_NO FROM EMPLOYEE WHERE DEP_NO IN (10,30);</text:p>
      <text:p text:style-name="P1"/>
      <text:p text:style-name="P1">NAME<text:tab/><text:tab/> <text:s text:c="3"/>SALARY <text:s text:c="4"/>DEP_NO</text:p>
      <text:p text:style-name="P1">--------------- ---------- ----------</text:p>
      <text:p text:style-name="P1">Wilson<text:tab/><text:tab/> <text:s text:c="4"/>17000<text:tab/> <text:s text:c="2"/>10</text:p>
      <text:p text:style-name="P1">Roy<text:tab/><text:tab/> <text:s text:c="4"/>35000<text:tab/> <text:s text:c="2"/>30</text:p>
      <text:p text:style-name="P1">Watson<text:tab/><text:tab/> <text:s text:c="4"/>45000<text:tab/> <text:s text:c="2"/>30</text:p>
      <text:p text:style-name="P1">Karthika<text:tab/> <text:s text:c="4"/>29000<text:tab/> <text:s text:c="2"/>10</text:p>
      <text:p text:style-name="P1">Manacy<text:tab/><text:tab/> <text:s text:c="4"/>16250<text:tab/> <text:s text:c="2"/>10</text:p>
      <text:p text:style-name="P1"/>
      <text:p text:style-name="P1">33. SQL&gt; SELECT JOB FROM EMPLOYEE WHERE DEP_NO=30 AND DEP_NO!=40;</text:p>
      <text:p text:style-name="P1"/>
      <text:p text:style-name="P1">JOB</text:p>
      <text:p text:style-name="P1">---------------</text:p>
      <text:p text:style-name="P1">ANLST</text:p>
      <text:p text:style-name="P1">MNGR</text:p>
      <text:p text:style-name="P1"/>
      <text:p text:style-name="P1">34. SELECT JOB,SALARY FROM EMPLOYEE WHERE DEP_NO IN (10,40) GROUP BY SALARY;</text:p>
      <text:p text:style-name="P1"/>
      <text:p text:style-name="P1">no rows selected</text:p>
      <text:p text:style-name="P1"/>
      <text:p text:style-name="P1">35. SQL&gt; CREATE VIEW MANAGER AS (SELECT EMPNO,NAME,JOB FROM EMPLOYEE WHERE JOB='MNGR');</text:p>
      <text:p text:style-name="P1"/>
      <text:p text:style-name="P1">View created.</text:p>
      <text:p text:style-name="P1"/>
      <text:p text:style-name="P1">SQL&gt; SELECT * FROM MANAGER;</text:p>
      <text:p text:style-name="P1"/>
      <text:p text:style-name="P1"><text:s text:c="5"/>EMPNO NAME <text:tab/> <text:s text:c="2"/>JOB</text:p>
      <text:p text:style-name="P1">---------- --------------- ---------------</text:p>
      <text:p text:style-name="P1"><text:s text:c="7"/>105 Watson<text:tab/> <text:s text:c="2"/>MNGR</text:p>
      <text:p text:style-name="P1"><text:s text:c="7"/>109 Alan <text:tab/> <text:s text:c="2"/>MNGR</text:p>
      <text:p text:style-name="P1"><text:s text:c="7"/>200 Karthika<text:tab/> <text:s text:c="2"/>MNGR</text:p>
      <text:p text:style-name="P1"><text:s text:c="7"/>210 Rita <text:tab/> <text:s text:c="2"/>MNGR</text:p>
      <text:p text:style-name="P1"/>
      <text:p text:style-name="P1">36. SQL&gt; SELECT EMPNO,NAME,JOB,SALARY FROM EMPLOYEE WHERE JOB='CLRK' AND SALARY&gt;1650;</text:p>
      <text:p text:style-name="P1"/>
      <text:p text:style-name="P1"><text:s text:c="5"/>EMPNO NAME <text:tab/> <text:s text:c="2"/>JOB<text:tab/><text:tab/> <text:s text:c="6"/>SALARY</text:p>
      <text:p text:style-name="P1">---------- --------------- --------------- ----------</text:p>
      <text:p text:style-name="P1"><text:s text:c="7"/>100 Wilson<text:tab/> <text:s text:c="2"/>CLRK <text:tab/><text:tab/>17000</text:p>
      <text:p text:style-name="P1"><text:s text:c="7"/>110 Tina <text:tab/> <text:s text:c="2"/>CLRK <text:tab/><text:tab/>18000</text:p>
      <text:p text:style-name="P1"><text:s text:c="7"/>213 Manacy<text:tab/> <text:s text:c="2"/>CLRK <text:tab/><text:tab/>16250</text:p>
      <text:p text:style-name="P1"/>
      <text:p text:style-name="P1">37. SQL&gt; CREATE INDEX idx_dependant_fname_lname ON DEPENDANT(FNAME, LNAME);</text:p>
      <text:p text:style-name="P1"/>
      <text:p text:style-name="P1">Index created.</text:p>
      <text:p text:style-name="P1"/>
      <text:p text:style-name="P1">38. SQL&gt; DELETE FROM DEPENDANT WHERE PID= 1031;</text:p>
      <text:p text:style-name="P1"><text:soft-page-break/></text:p>
      <text:p text:style-name="P1">1 row deleted.</text:p>
      <text:p text:style-name="P1"/>
      <text:p text:style-name="P1">39. SQL&gt; SELECT EMPNO, NAME FROM EMPLOYEE WHERE DEP_NO = 10 AND SEX = 'F';</text:p>
      <text:p text:style-name="P1"/>
      <text:p text:style-name="P1"><text:s text:c="5"/>EMPNO NAME</text:p>
      <text:p text:style-name="P1">---------- ---------------</text:p>
      <text:p text:style-name="P1"><text:s text:c="7"/>213 Manacy</text:p>
      <text:p text:style-name="P1"/>
      <text:p text:style-name="P1">40. DELETE FROM DEPENDANT WHERE EMPNO = (SELECT EMPNO FROM EMPLOYEE WHERE NAME = 'Karthika' AND JOB = 'MNGR');</text:p>
      <text:p text:style-name="P1"/>
      <text:p text:style-name="P1">2 rows deleted.</text:p>
      <text:p text:style-name="P1"/>
      <text:p text:style-name="P1">DELETE FROM EMPLOYEE WHERE NAME = 'Karthika' AND JOB = 'MNGR';</text:p>
      <text:p text:style-name="P1"/>
      <text:p text:style-name="P1">1 row deleted.</text:p>
      <text:p text:style-name="P3">EXPERIMENT <text:span text:style-name="T1">4</text:span></text:p>
      <text:p text:style-name="P4"><text:span text:style-name="T1">Customer </text:span>Relations</text:p>
      <text:p text:style-name="P4">Name: Ronal Shoey George</text:p>
      <text:p text:style-name="P4">Class: S5DS</text:p>
      <text:p text:style-name="P4">Roll No. : 51</text:p>
      <text:p text:style-name="P4">Date: <text:span text:style-name="T1">06</text:span>/0<text:span text:style-name="T1">8</text:span>/2024</text:p>
      <text:p text:style-name="P4"/>
      <text:p text:style-name="P5">DEFINITION</text:p>
      <text:p text:style-name="P5"/>
      <text:p text:style-name="P1">Create Table CRELATION (CUST_ID INT NOT NULL PRIMARY KEY, CUST_NAME VARCHAR(15) NOT NULL,CITY VARCHAR(15),AMOUNT INT,DISCOUNT INT,SALESMAN_ID VARCHAR(15));</text:p>
      <text:p text:style-name="P1"/>
      <text:p text:style-name="P1">INSERT INTO CRELATION VALUES(100,'Deepa','Trivandrum',1050,2,'K0010');</text:p>
      <text:p text:style-name="P1"/>
      <text:p text:style-name="P1">INSERT INTO CRELATION VALUES(101,'Don','Trivandrum',8040,5,'K0010');</text:p>
      <text:p text:style-name="P1"/>
      <text:p text:style-name="P1">INSERT INTO CRELATION VALUES(102,'Manacy','Kollam',20030,6,'A200tmp');</text:p>
      <text:p text:style-name="P1"/>
      <text:p text:style-name="P1">INSERT INTO CRELATION VALUES(103,'Karthika','Ernakulam',8400,20,'EkmX1050');</text:p>
      <text:p text:style-name="P1"/>
      <text:p text:style-name="P1">INSERT INTO CRELATION VALUES(104,'Tulasi','Ernakulam',2500,2,'EkmY2342');</text:p>
      <text:p text:style-name="P1"/>
      <text:p text:style-name="P1">INSERT INTO CRELATION VALUES(105,'Roy','Trivandrum',2900,4,'L1045');</text:p>
      <text:p text:style-name="P1"/>
      <text:p text:style-name="P1">INSERT INTO CRELATION VALUES(106,'Vivek','Trivandrum',3200,8,'L1045');</text:p>
      <text:p text:style-name="P1"/>
      <text:p text:style-name="P1">INSERT INTO CRELATION VALUES(108,'Bhasi','Kottayam',12860,10,'KtmP1028');</text:p>
      <text:p text:style-name="P1"/>
      <text:p text:style-name="P1">INSERT INTO CRELATION VALUES(109,'Anurag','Kottayam',3860,12,'KtmB158tmp');</text:p>
      <text:p text:style-name="P1"/>
      <text:p text:style-name="P1">INSERT INTO CRELATION VALUES(110,'antony','Kottayam',9800,8,'KtmP1028');</text:p>
      <text:p text:style-name="P1"/>
      <text:p text:style-name="P1">INSERT INTO CRELATION VALUES(111,'Meerah','Trichur',6700,6,'R3085');</text:p>
      <text:p text:style-name="P1"/>
      <text:p text:style-name="P1">SQL&gt; INSERT INTO CRELATION VALUES(100,'Deepa','Trivandrum',1050,2,'K0010');</text:p>
      <text:p text:style-name="P1"/>
      <text:p text:style-name="P1">1 row created.</text:p>
      <text:p text:style-name="P1"/>
      <text:p text:style-name="P1">SQL&gt; INSERT INTO CRELATION VALUES(101,'Don','Trivandrum',8040,5,'K0010');</text:p>
      <text:p text:style-name="P1"/>
      <text:p text:style-name="P1">1 row created.</text:p>
      <text:p text:style-name="P1"/>
      <text:p text:style-name="P1">SQL&gt; INSERT INTO CRELATION VALUES(102,'Manacy','Kollam',20030,6,'A200tmp');</text:p>
      <text:p text:style-name="P1"/>
      <text:p text:style-name="P1">1 row created.</text:p>
      <text:p text:style-name="P1"/>
      <text:p text:style-name="P1"><text:soft-page-break/>SQL&gt; INSERT INTO CRELATION VALUES(103,'Karthika','Ernakulam',8400,20,'EkmX1050');</text:p>
      <text:p text:style-name="P1"/>
      <text:p text:style-name="P1">1 row created.</text:p>
      <text:p text:style-name="P1"/>
      <text:p text:style-name="P1">SQL&gt; INSERT INTO CRELATION VALUES(104,'Tulasi','Ernakulam',2500,2,'EkmY2342');</text:p>
      <text:p text:style-name="P1"/>
      <text:p text:style-name="P1">1 row created.</text:p>
      <text:p text:style-name="P1"/>
      <text:p text:style-name="P1">SQL&gt; INSERT INTO CRELATION VALUES(105,'Roy','Trivandrum',2900,4,'L1045');</text:p>
      <text:p text:style-name="P1"/>
      <text:p text:style-name="P1">1 row created.</text:p>
      <text:p text:style-name="P1"/>
      <text:p text:style-name="P1">SQL&gt; INSERT INTO CRELATION VALUES(106,'Vivek','Trivandrum',3200,8,'L1045');</text:p>
      <text:p text:style-name="P1"/>
      <text:p text:style-name="P1">1 row created.</text:p>
      <text:p text:style-name="P1"/>
      <text:p text:style-name="P1">SQL&gt; INSERT INTO CRELATION VALUES(108,'Bhasi','Kottayam',12860,10,'KtmP1028');</text:p>
      <text:p text:style-name="P1"/>
      <text:p text:style-name="P1">1 row created.</text:p>
      <text:p text:style-name="P1"/>
      <text:p text:style-name="P1">SQL&gt; INSERT INTO CRELATION VALUES(109,'Anurag','Kottayam',3860,12,'KtmB158tmp');</text:p>
      <text:p text:style-name="P1"/>
      <text:p text:style-name="P1">1 row created.</text:p>
      <text:p text:style-name="P1"/>
      <text:p text:style-name="P1">SQL&gt; <text:s/>INSERT INTO CRELATION VALUES(110,'antony','Kottayam',9800,8,'KtmP1028');</text:p>
      <text:p text:style-name="P1"/>
      <text:p text:style-name="P1">1 row created.</text:p>
      <text:p text:style-name="P1"/>
      <text:p text:style-name="P1">SQL&gt; INSERT INTO CRELATION VALUES(111,'Meerah','Trichur',6700,6,'R3085');</text:p>
      <text:p text:style-name="P1"/>
      <text:p text:style-name="P1">1 row created.</text:p>
      <text:p text:style-name="P1"/>
      <text:p text:style-name="P1">SQL&gt; Select * from crelation;</text:p>
      <text:p text:style-name="P1"/>
      <text:p text:style-name="P1"><text:s text:c="3"/>CUST_ID CUST_NAME<text:tab/> <text:s text:c="2"/>CITY <text:tab/> <text:s text:c="6"/>AMOUNT<text:tab/>DISCOUNT SALESMAN_ID</text:p>
      <text:p text:style-name="P1">---------- --------------- --------------- ---------- ---------- ---------------</text:p>
      <text:p text:style-name="P1"><text:s text:c="7"/>100 Deepa<text:tab/> <text:s text:c="2"/>Trivandrum<text:tab/><text:tab/> 1050<text:tab/> <text:s text:c="6"/>2 K0010</text:p>
      <text:p text:style-name="P1"><text:s text:c="7"/>101 Don<text:tab/><text:tab/> <text:s text:c="2"/>Trivandrum<text:tab/><text:tab/> 8040<text:tab/> <text:s text:c="6"/>5 K0010</text:p>
      <text:p text:style-name="P1"><text:s text:c="7"/>102 Manacy<text:tab/> <text:s text:c="2"/>Kollam<text:tab/><text:tab/>20030<text:tab/> <text:s text:c="6"/>6 A200tmp</text:p>
      <text:p text:style-name="P1"><text:s text:c="7"/>103 Karthika<text:tab/> <text:s text:c="2"/>Ernakulam<text:tab/><text:tab/> 8400<text:tab/> <text:s text:c="5"/>20 EkmX1050</text:p>
      <text:p text:style-name="P1"><text:s text:c="7"/>104 Tulasi<text:tab/> <text:s text:c="2"/>Ernakulam<text:tab/><text:tab/> 2500<text:tab/> <text:s text:c="6"/>2 EkmY2342</text:p>
      <text:p text:style-name="P1"><text:s text:c="7"/>105 Roy<text:tab/><text:tab/> <text:s text:c="2"/>Trivandrum<text:tab/><text:tab/> 2900<text:tab/> <text:s text:c="6"/>4 L1045</text:p>
      <text:p text:style-name="P1"><text:s text:c="7"/>106 Vivek<text:tab/> <text:s text:c="2"/>Trivandrum<text:tab/><text:tab/> 3200<text:tab/> <text:s text:c="6"/>8 L1045</text:p>
      <text:p text:style-name="P1"><text:s text:c="7"/>108 Bhasi<text:tab/> <text:s text:c="2"/>Kottayam<text:tab/><text:tab/>12860<text:tab/> <text:s text:c="5"/>10 KtmP1028</text:p>
      <text:p text:style-name="P1"><text:s text:c="7"/>109 Anurag<text:tab/> <text:s text:c="2"/>Kottayam<text:tab/><text:tab/> 3860<text:tab/> <text:s text:c="5"/>12 KtmB158tmp</text:p>
      <text:p text:style-name="P1"><text:s text:c="7"/>110 antony<text:tab/> <text:s text:c="2"/>Kottayam<text:tab/><text:tab/> 9800<text:tab/> <text:s text:c="6"/>8 KtmP1028</text:p>
      <text:p text:style-name="P1"><text:soft-page-break/><text:s text:c="7"/>111 Meerah<text:tab/> <text:s text:c="2"/>Trichur<text:tab/><text:tab/> 6700<text:tab/> <text:s text:c="6"/>6 R3085</text:p>
      <text:p text:style-name="P1"/>
      <text:p text:style-name="P1">11 rows selected.</text:p>
      <text:p text:style-name="P1"/>
      <text:p text:style-name="P1"/>
      <text:p text:style-name="P7">QUERY</text:p>
      <text:p text:style-name="P6"/>
      <text:p text:style-name="P1">1 SQL&gt; SELECT CUST_NAME FROM CRELATION WHERE CUST_NAME LIKE 'a%';</text:p>
      <text:p text:style-name="P1"/>
      <text:p text:style-name="P1">CUST_NAME</text:p>
      <text:p text:style-name="P1">---------------</text:p>
      <text:p text:style-name="P1">antony</text:p>
      <text:p text:style-name="P1"/>
      <text:p text:style-name="P1">2. SQL&gt; SELECT CUST_NAME FROM CRELATION WHERE CUST_NAME LIKE 'a%' OR CUST_NAME LIKE 'A%';</text:p>
      <text:p text:style-name="P1"/>
      <text:p text:style-name="P1">CUST_NAME</text:p>
      <text:p text:style-name="P1">---------------</text:p>
      <text:p text:style-name="P1">Anurag</text:p>
      <text:p text:style-name="P1">antony</text:p>
      <text:p text:style-name="P1"/>
      <text:p text:style-name="P1">3. SQL&gt; UPDATE CRELATION SET CUST_NAME = INITCAP(CUST_NAME);</text:p>
      <text:p text:style-name="P1"/>
      <text:p text:style-name="P1">11 rows updated.</text:p>
      <text:p text:style-name="P1"/>
      <text:p text:style-name="P1">SQL&gt; SELECT CUST_NAME FROM crelation;</text:p>
      <text:p text:style-name="P1"/>
      <text:p text:style-name="P1">CUST_NAME</text:p>
      <text:p text:style-name="P1">---------------</text:p>
      <text:p text:style-name="P1">Deepa</text:p>
      <text:p text:style-name="P1">Don</text:p>
      <text:p text:style-name="P1">Manacy</text:p>
      <text:p text:style-name="P1">Karthika</text:p>
      <text:p text:style-name="P1">Tulasi</text:p>
      <text:p text:style-name="P1">Roy</text:p>
      <text:p text:style-name="P1">Vivek</text:p>
      <text:p text:style-name="P1">Bhasi</text:p>
      <text:p text:style-name="P1">Anurag</text:p>
      <text:p text:style-name="P1">Antony</text:p>
      <text:p text:style-name="P1">Meerah</text:p>
      <text:p text:style-name="P1"/>
      <text:p text:style-name="P1">11 rows selected.</text:p>
      <text:p text:style-name="P1"/>
      <text:p text:style-name="P1">4. SQL&gt; select CITY from crelation where city like 'a';</text:p>
      <text:p text:style-name="P1"/>
      <text:p text:style-name="P1">no rows selected</text:p>
      <text:p text:style-name="P1"/>
      <text:p text:style-name="P1">5. SQL&gt; SELECT SUBSTR(SALESMAN_ID, 1, 3) FROM CRELATION;</text:p>
      <text:p text:style-name="P1"/>
      <text:p text:style-name="P1">SUBSTR(SALES</text:p>
      <text:p text:style-name="P1">------------</text:p>
      <text:p text:style-name="P1">K00</text:p>
      <text:p text:style-name="P1"><text:soft-page-break/>K00</text:p>
      <text:p text:style-name="P1">A20</text:p>
      <text:p text:style-name="P1">Ekm</text:p>
      <text:p text:style-name="P1">Ekm</text:p>
      <text:p text:style-name="P1">L10</text:p>
      <text:p text:style-name="P1">L10</text:p>
      <text:p text:style-name="P1">Ktm</text:p>
      <text:p text:style-name="P1">Ktm</text:p>
      <text:p text:style-name="P1">Ktm</text:p>
      <text:p text:style-name="P1">R30</text:p>
      <text:p text:style-name="P1"/>
      <text:p text:style-name="P1">11 rows selected.</text:p>
      <text:p text:style-name="P1"/>
      <text:p text:style-name="P1">6. SQL&gt; SELECT SALESMAN_ID FROM CRELATION WHERE SALESMAN_ID LIKE '%tmp%';</text:p>
      <text:p text:style-name="P1"/>
      <text:p text:style-name="P1">SALESMAN_ID</text:p>
      <text:p text:style-name="P1">---------------</text:p>
      <text:p text:style-name="P1">A200tmp</text:p>
      <text:p text:style-name="P1">KtmB158tmp</text:p>
      <text:p text:style-name="P1"/>
      <text:p text:style-name="P1">7. SQL&gt; select city,count(*) from crelation where city like 'T%' group by city;</text:p>
      <text:p text:style-name="P1"/>
      <text:p text:style-name="P1">CITY<text:tab/><text:tab/> <text:s/>COUNT(*)</text:p>
      <text:p text:style-name="P1">--------------- ----------</text:p>
      <text:p text:style-name="P1">Trivandrum<text:tab/><text:tab/> 4</text:p>
      <text:p text:style-name="P1">Trichur <text:tab/><text:tab/> 1</text:p>
      <text:p text:style-name="P1"/>
      <text:p text:style-name="P1">8. SQL&gt; SELECT CUST_NAME FROM CRELATION WHERE CUST_NAME LIKE 'D%' AND LENGTH(CUST_NAME) &gt;= 4;</text:p>
      <text:p text:style-name="P1"/>
      <text:p text:style-name="P1">CUST_NAME</text:p>
      <text:p text:style-name="P1">---------------</text:p>
      <text:p text:style-name="P1">Deepa</text:p>
      <text:p text:style-name="P1"/>
      <text:p text:style-name="P1">9. SQL&gt; select city from crelation where city like 'K%' and LENGTH(city)&gt;=2;</text:p>
      <text:p text:style-name="P1"/>
      <text:p text:style-name="P1">CITY</text:p>
      <text:p text:style-name="P1">---------------</text:p>
      <text:p text:style-name="P1">Kollam</text:p>
      <text:p text:style-name="P1">Kottayam</text:p>
      <text:p text:style-name="P1">Kottayam</text:p>
      <text:p text:style-name="P1">Kottayam</text:p>
      <text:p text:style-name="P1"/>
      <text:p text:style-name="P1">10. SQL&gt; select city from crelation where city like 'K%' and LENGTH(city)&gt;=7;</text:p>
      <text:p text:style-name="P1"/>
      <text:p text:style-name="P1">CITY</text:p>
      <text:p text:style-name="P1">---------------</text:p>
      <text:p text:style-name="P1">Kottayam</text:p>
      <text:p text:style-name="P1">Kottayam</text:p>
      <text:p text:style-name="P1">Kottayam</text:p>
      <text:p text:style-name="P1"/>
      <text:p text:style-name="P1"><text:soft-page-break/>11. SQL&gt; select city FROM crelation where city like 'K%m';</text:p>
      <text:p text:style-name="P1"/>
      <text:p text:style-name="P1">CITY</text:p>
      <text:p text:style-name="P1">---------------</text:p>
      <text:p text:style-name="P1">Kollam</text:p>
      <text:p text:style-name="P1">Kottayam</text:p>
      <text:p text:style-name="P1">Kottayam</text:p>
      <text:p text:style-name="P1">Kottayam</text:p>
      <text:p text:style-name="P1"/>
      <text:p text:style-name="P1">12. SQL&gt; SELECT SALESMAN_ID, SUM(DISCOUNT) AS TOTAL_DISCOUNT, (sum(DISCOUNT) / sum(AMOUNT)) * 100 || '%' AS DISCOUNT_PERCENTAGE FROM crelation GROUP BY SALESMAN_ID;</text:p>
      <text:p text:style-name="P1"/>
      <text:p text:style-name="P1">SALESMAN_ID<text:tab/>TOTAL_DISCOUNT DISCOUNT_PERCENTAGE</text:p>
      <text:p text:style-name="P1">--------------- -------------- -----------------------------------------</text:p>
      <text:p text:style-name="P1">X1050<text:tab/><text:tab/><text:tab/> <text:s text:c="3"/>20 .238095238095238095238095238095238095238%</text:p>
      <text:p text:style-name="P1">A200tmp <text:tab/><text:tab/> <text:s text:c="4"/>6 .029955067398901647528706939590614078882%</text:p>
      <text:p text:style-name="P1">Y2342<text:tab/><text:tab/><text:tab/> <text:s text:c="4"/>2 .08%</text:p>
      <text:p text:style-name="P1">KtmB158tmp<text:tab/><text:tab/> <text:s text:c="3"/>12 .310880829015544041450777202072538860104%</text:p>
      <text:p text:style-name="P1">R3085<text:tab/><text:tab/><text:tab/> <text:s text:c="4"/>6 .089552238805970149253731343283582089552%</text:p>
      <text:p text:style-name="P1">KtmP1028<text:tab/><text:tab/> <text:s text:c="3"/>18 .079435127978817299205648720211827007944%</text:p>
      <text:p text:style-name="P1">K0010<text:tab/><text:tab/><text:tab/> <text:s text:c="4"/>7 .077007700770077007700770077007700770077%</text:p>
      <text:p text:style-name="P1">L1045<text:tab/><text:tab/><text:tab/> <text:s text:c="3"/>12 .196721311475409836065573770491803278689%</text:p>
      <text:p text:style-name="P1"/>
      <text:p text:style-name="P1">8 rows selected.</text:p>
      <text:p text:style-name="P1"/>
      <text:p text:style-name="P1">13. SQL&gt; SELECT UPPER(city) AS CITY FROM crelation ;</text:p>
      <text:p text:style-name="P1"/>
      <text:p text:style-name="P1">CITY</text:p>
      <text:p text:style-name="P1">---------------</text:p>
      <text:p text:style-name="P1">TRIVANDRUM</text:p>
      <text:p text:style-name="P1">TRIVANDRUM</text:p>
      <text:p text:style-name="P1">KOLLAM</text:p>
      <text:p text:style-name="P1">ERNAKULAM</text:p>
      <text:p text:style-name="P1">ERNAKULAM</text:p>
      <text:p text:style-name="P1">TRIVANDRUM</text:p>
      <text:p text:style-name="P1">TRIVANDRUM</text:p>
      <text:p text:style-name="P1">KOTTAYAM</text:p>
      <text:p text:style-name="P1">KOTTAYAM</text:p>
      <text:p text:style-name="P1">KOTTAYAM</text:p>
      <text:p text:style-name="P1">TRICHUR</text:p>
      <text:p text:style-name="P1"/>
      <text:p text:style-name="P1">11 rows selected.</text:p>
      <text:p text:style-name="P1"/>
      <text:p text:style-name="P1">14. SQL&gt; UPDATE crelation SET SALESMAN_ID = SUBSTR(SALESMAN_ID, 4) WHERE CITY = 'Ernakulam' AND SALESMAN_ID LIKE 'Ekm%';</text:p>
      <text:p text:style-name="P1"/>
      <text:p text:style-name="P1"><text:soft-page-break/>2 rows updated.</text:p>
      <text:p text:style-name="P1"/>
      <text:p text:style-name="P1">15. SQL&gt; SELECT SALESMAN_ID, SUM(AMOUNT) AS TOTAL_SALES, TO_CHAR(SYSDATE, 'DD-MM-YY') as TODAY FROM crelation GROUP BY SALESMAN_ID;</text:p>
      <text:p text:style-name="P1"/>
      <text:p text:style-name="P1">SALESMAN_ID<text:tab/>TOTAL_SALES TODAY</text:p>
      <text:p text:style-name="P1">--------------- ----------- --------</text:p>
      <text:p text:style-name="P1">X1050<text:tab/><text:tab/> <text:s text:c="6"/>8400 06-08-24</text:p>
      <text:p text:style-name="P1">A200tmp <text:tab/> <text:s text:c="5"/>20030 06-08-24</text:p>
      <text:p text:style-name="P1">Y2342<text:tab/><text:tab/> <text:s text:c="6"/>2500 06-08-24</text:p>
      <text:p text:style-name="P1">KtmB158tmp<text:tab/> <text:s text:c="6"/>3860 06-08-24</text:p>
      <text:p text:style-name="P1">R3085<text:tab/><text:tab/> <text:s text:c="6"/>6700 06-08-24</text:p>
      <text:p text:style-name="P1">KtmP1028<text:tab/> <text:s text:c="5"/>22660 06-08-24</text:p>
      <text:p text:style-name="P1">K0010<text:tab/><text:tab/> <text:s text:c="6"/>9090 06-08-24</text:p>
      <text:p text:style-name="P1">L1045<text:tab/><text:tab/> <text:s text:c="6"/>6100 06-08-24</text:p>
      <text:p text:style-name="P1"/>
      <text:p text:style-name="P1">8 rows selected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24:11.091740958</meta:creation-date>
    <meta:print-date>2024-08-06T10:59:58.140396943</meta:print-date>
    <dc:date>2024-08-06T11:55:04.530907922</dc:date>
    <meta:editing-duration>PT45M47S</meta:editing-duration>
    <meta:editing-cycles>1</meta:editing-cycles>
    <meta:document-statistic meta:table-count="0" meta:image-count="0" meta:object-count="0" meta:page-count="28" meta:paragraph-count="840" meta:word-count="3544" meta:character-count="30507" meta:non-whitespace-character-count="25257"/>
    <meta:generator>LibreOffice/24.2.5.2$Linux_X86_64 LibreOffice_project/d6e8b0f3fc6e8af2b00cf4969fd0d2fa45b9a62e</meta:generator>
  </office:meta>
</office:document-meta>
</file>